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le1" style:family="table">
      <style:table-properties style:width="5.5208in" table:align="left" style:shadow="none" style:may-break-between-rows="true" table:border-model="collapsing"/>
    </style:style>
    <style:style style:name="Table1.A" style:family="table-column">
      <style:table-column-properties style:column-width="0.5188in"/>
    </style:style>
    <style:style style:name="Table1.B" style:family="table-column">
      <style:table-column-properties style:column-width="1.2528in"/>
    </style:style>
    <style:style style:name="Table1.C" style:family="table-column">
      <style:table-column-properties style:column-width="1.5271in"/>
    </style:style>
    <style:style style:name="Table1.D" style:family="table-column">
      <style:table-column-properties style:column-width="2.2222in"/>
    </style:style>
    <style:style style:name="Table1.A1" style:family="table-cell">
      <style:table-cell-properties style:vertical-align="middle" fo:background-color="#00599d" fo:padding="0in" fo:border-left="none" fo:border-right="none" fo:border-top="none" fo:border-bottom="0.75pt solid #00599d" style:writing-mode="page">
        <style:background-image/>
      </style:table-cell-properties>
    </style:style>
    <style:style style:name="Table1.2" style:family="table-row">
      <style:table-row-properties fo:keep-together="auto"/>
    </style:style>
    <style:style style:name="Table1.A2" style:family="table-cell">
      <style:table-cell-properties style:vertical-align="middle" fo:background-color="transparent" fo:padding="0in" fo:border-left="0.75pt solid #00599d" fo:border-right="none" fo:border-top="none" fo:border-bottom="none" style:writing-mode="page">
        <style:background-image/>
      </style:table-cell-properties>
    </style:style>
    <style:style style:name="Table1.B2" style:family="table-cell">
      <style:table-cell-properties style:vertical-align="middle" fo:background-color="transparent" fo:padding="0in" fo:border="none" style:writing-mode="page">
        <style:background-image/>
      </style:table-cell-properties>
    </style:style>
    <style:style style:name="Table1.C2" style:family="table-cell">
      <style:table-cell-properties style:vertical-align="middle" fo:background-color="transparent" fo:padding="0in" fo:border="none" style:writing-mode="page">
        <style:background-image/>
      </style:table-cell-properties>
    </style:style>
    <style:style style:name="Table1.D2" style:family="table-cell">
      <style:table-cell-properties style:vertical-align="middle" fo:background-color="transparent" fo:padding="0in" fo:border-left="none" fo:border-right="0.75pt solid #00599d" fo:border-top="none" fo:border-bottom="none" style:writing-mode="page">
        <style:background-image/>
      </style:table-cell-properties>
    </style:style>
    <style:style style:name="Table1.A3" style:family="table-cell">
      <style:table-cell-properties style:vertical-align="middle" fo:background-color="#dddddd" fo:padding="0in" fo:border-left="0.75pt solid #00599d" fo:border-right="none" fo:border-top="none" fo:border-bottom="none" style:writing-mode="page">
        <style:background-image/>
      </style:table-cell-properties>
    </style:style>
    <style:style style:name="Table1.B3" style:family="table-cell">
      <style:table-cell-properties style:vertical-align="middle" fo:background-color="#dddddd" fo:padding="0in" fo:border="none" style:writing-mode="page">
        <style:background-image/>
      </style:table-cell-properties>
    </style:style>
    <style:style style:name="Table1.C3" style:family="table-cell">
      <style:table-cell-properties style:vertical-align="middle" fo:background-color="#dddddd" fo:padding="0in" fo:border="none" style:writing-mode="page">
        <style:background-image/>
      </style:table-cell-properties>
    </style:style>
    <style:style style:name="Table1.D3" style:family="table-cell">
      <style:table-cell-properties style:vertical-align="middle" fo:background-color="#dddddd" fo:padding="0in" fo:border-left="none" fo:border-right="0.75pt solid #00599d" fo:border-top="none" fo:border-bottom="none" style:writing-mode="page">
        <style:background-image/>
      </style:table-cell-properties>
    </style:style>
    <style:style style:name="Table1.B4" style:family="table-cell">
      <style:table-cell-properties style:vertical-align="middle" fo:background-color="transparent" fo:padding="0in" fo:border="none" style:writing-mode="page">
        <style:background-image/>
      </style:table-cell-properties>
    </style:style>
    <style:style style:name="Table1.C4" style:family="table-cell">
      <style:table-cell-properties style:vertical-align="middle" fo:background-color="transparent" fo:padding="0in" fo:border="none" style:writing-mode="page">
        <style:background-image/>
      </style:table-cell-properties>
    </style:style>
    <style:style style:name="Table1.D4" style:family="table-cell">
      <style:table-cell-properties style:vertical-align="middle" fo:background-color="transparent" fo:padding="0in" fo:border-left="none" fo:border-right="0.75pt solid #00599d" fo:border-top="none" fo:border-bottom="none" style:writing-mode="page">
        <style:background-image/>
      </style:table-cell-properties>
    </style:style>
    <style:style style:name="Table1.A5" style:family="table-cell">
      <style:table-cell-properties style:vertical-align="middle" fo:background-color="#adc5e7" fo:padding="0in" fo:border-left="0.75pt solid #00599d" fo:border-right="none" fo:border-top="0.75pt solid #00599d" fo:border-bottom="0.75pt solid #00599d" style:writing-mode="page">
        <style:background-image/>
      </style:table-cell-properties>
    </style:style>
    <style:style style:name="Table1.B5" style:family="table-cell" style:data-style-name="N0">
      <style:table-cell-properties style:vertical-align="middle" fo:background-color="#adc5e7" fo:padding="0in" fo:border-left="none" fo:border-right="none" fo:border-top="0.75pt solid #00599d" fo:border-bottom="0.75pt solid #00599d" style:writing-mode="page">
        <style:background-image/>
      </style:table-cell-properties>
    </style:style>
    <style:style style:name="Table1.D5" style:family="table-cell" style:data-style-name="N0">
      <style:table-cell-properties style:vertical-align="middle" fo:background-color="#adc5e7" fo:padding="0in" fo:border-left="none" fo:border-right="0.75pt solid #00599d" fo:border-top="0.75pt solid #00599d" fo:border-bottom="0.75pt solid #00599d" style:writing-mode="page">
        <style:background-image/>
      </style:table-cell-properties>
    </style:style>
    <style:style style:name="Table2" style:family="table">
      <style:table-properties style:width="6.925in" table:align="left" style:shadow="none" style:may-break-between-rows="true" table:border-model="collapsing"/>
    </style:style>
    <style:style style:name="Table2.A" style:family="table-column">
      <style:table-column-properties style:column-width="1.5924in"/>
    </style:style>
    <style:style style:name="Table2.B" style:family="table-column">
      <style:table-column-properties style:column-width="1.5625in"/>
    </style:style>
    <style:style style:name="Table2.C" style:family="table-column">
      <style:table-column-properties style:column-width="1.7833in"/>
    </style:style>
    <style:style style:name="Table2.D" style:family="table-column">
      <style:table-column-properties style:column-width="1.9868in"/>
    </style:style>
    <style:style style:name="Table2.A1" style:family="table-cell">
      <style:table-cell-properties style:vertical-align="middle" fo:background-color="#00599d" fo:padding="0in" fo:border-left="none" fo:border-right="none" fo:border-top="none" fo:border-bottom="0.75pt solid #00599d" style:writing-mode="page">
        <style:background-image/>
      </style:table-cell-properties>
    </style:style>
    <style:style style:name="Table2.A2" style:family="table-cell">
      <style:table-cell-properties style:vertical-align="middle" fo:background-color="transparent" fo:padding="0in" fo:border-left="0.75pt solid #00599d" fo:border-right="none" fo:border-top="none" fo:border-bottom="none" style:writing-mode="page">
        <style:background-image/>
      </style:table-cell-properties>
    </style:style>
    <style:style style:name="Table2.B2" style:family="table-cell">
      <style:table-cell-properties style:vertical-align="middle" fo:background-color="transparent" fo:padding="0in" fo:border="none" style:writing-mode="page">
        <style:background-image/>
      </style:table-cell-properties>
    </style:style>
    <style:style style:name="Table2.C2" style:family="table-cell">
      <style:table-cell-properties style:vertical-align="middle" fo:background-color="transparent" fo:padding="0in" fo:border="none" style:writing-mode="page">
        <style:background-image/>
      </style:table-cell-properties>
    </style:style>
    <style:style style:name="Table2.D2" style:family="table-cell">
      <style:table-cell-properties style:vertical-align="middle" fo:background-color="transparent" fo:padding="0in" fo:border-left="none" fo:border-right="0.75pt solid #00599d" fo:border-top="none" fo:border-bottom="none" style:writing-mode="page">
        <style:background-image/>
      </style:table-cell-properties>
    </style:style>
    <style:style style:name="Table2.A3" style:family="table-cell">
      <style:table-cell-properties style:vertical-align="middle" fo:background-color="#dddddd" fo:padding="0in" fo:border-left="0.75pt solid #00599d" fo:border-right="none" fo:border-top="none" fo:border-bottom="none" style:writing-mode="page">
        <style:background-image/>
      </style:table-cell-properties>
    </style:style>
    <style:style style:name="Table2.B3" style:family="table-cell">
      <style:table-cell-properties style:vertical-align="middle" fo:background-color="#dddddd" fo:padding="0in" fo:border="none" style:writing-mode="page">
        <style:background-image/>
      </style:table-cell-properties>
    </style:style>
    <style:style style:name="Table2.C3" style:family="table-cell">
      <style:table-cell-properties style:vertical-align="middle" fo:background-color="#dddddd" fo:padding="0in" fo:border="none" style:writing-mode="page">
        <style:background-image/>
      </style:table-cell-properties>
    </style:style>
    <style:style style:name="Table2.D3" style:family="table-cell">
      <style:table-cell-properties style:vertical-align="middle" fo:background-color="#dddddd" fo:padding="0in" fo:border-left="none" fo:border-right="0.75pt solid #00599d" fo:border-top="none" fo:border-bottom="none" style:writing-mode="page">
        <style:background-image/>
      </style:table-cell-properties>
    </style:style>
    <style:style style:name="Table2.B4" style:family="table-cell">
      <style:table-cell-properties style:vertical-align="middle" fo:background-color="transparent" fo:padding="0in" fo:border="none" style:writing-mode="page">
        <style:background-image/>
      </style:table-cell-properties>
    </style:style>
    <style:style style:name="Table2.C4" style:family="table-cell">
      <style:table-cell-properties style:vertical-align="middle" fo:background-color="transparent" fo:padding="0in" fo:border="none" style:writing-mode="page">
        <style:background-image/>
      </style:table-cell-properties>
    </style:style>
    <style:style style:name="Table2.D4" style:family="table-cell">
      <style:table-cell-properties style:vertical-align="middle" fo:background-color="transparent" fo:padding="0in" fo:border-left="none" fo:border-right="0.75pt solid #00599d" fo:border-top="none" fo:border-bottom="none" style:writing-mode="page">
        <style:background-image/>
      </style:table-cell-properties>
    </style:style>
    <style:style style:name="Table2.B5" style:family="table-cell">
      <style:table-cell-properties style:vertical-align="middle" fo:background-color="#dddddd" fo:padding="0in" fo:border="none" style:writing-mode="page">
        <style:background-image/>
      </style:table-cell-properties>
    </style:style>
    <style:style style:name="Table2.C5" style:family="table-cell">
      <style:table-cell-properties style:vertical-align="middle" fo:background-color="#dddddd" fo:padding="0in" fo:border="none" style:writing-mode="page">
        <style:background-image/>
      </style:table-cell-properties>
    </style:style>
    <style:style style:name="Table2.D5" style:family="table-cell">
      <style:table-cell-properties style:vertical-align="middle" fo:background-color="#dddddd" fo:padding="0in" fo:border-left="none" fo:border-right="0.75pt solid #00599d" fo:border-top="none" fo:border-bottom="none" style:writing-mode="page">
        <style:background-image/>
      </style:table-cell-properties>
    </style:style>
    <style:style style:name="Table2.B6" style:family="table-cell">
      <style:table-cell-properties style:vertical-align="middle" fo:background-color="transparent" fo:padding="0in" fo:border="none" style:writing-mode="page">
        <style:background-image/>
      </style:table-cell-properties>
    </style:style>
    <style:style style:name="Table2.C6" style:family="table-cell">
      <style:table-cell-properties style:vertical-align="middle" fo:background-color="transparent" fo:padding="0in" fo:border="none" style:writing-mode="page">
        <style:background-image/>
      </style:table-cell-properties>
    </style:style>
    <style:style style:name="Table2.D6" style:family="table-cell">
      <style:table-cell-properties style:vertical-align="middle" fo:background-color="transparent" fo:padding="0in" fo:border-left="none" fo:border-right="0.75pt solid #00599d" fo:border-top="none" fo:border-bottom="none" style:writing-mode="page">
        <style:background-image/>
      </style:table-cell-properties>
    </style:style>
    <style:style style:name="Table2.7" style:family="table-row">
      <style:table-row-properties fo:keep-together="auto"/>
    </style:style>
    <style:style style:name="Table2.B7" style:family="table-cell">
      <style:table-cell-properties style:vertical-align="middle" fo:background-color="#dddddd" fo:padding="0in" fo:border="none" style:writing-mode="page">
        <style:background-image/>
      </style:table-cell-properties>
    </style:style>
    <style:style style:name="Table2.C7" style:family="table-cell">
      <style:table-cell-properties style:vertical-align="middle" fo:background-color="#dddddd" fo:padding="0in" fo:border="none" style:writing-mode="page">
        <style:background-image/>
      </style:table-cell-properties>
    </style:style>
    <style:style style:name="Table2.D7" style:family="table-cell">
      <style:table-cell-properties style:vertical-align="middle" fo:background-color="#dddddd" fo:padding="0in" fo:border-left="none" fo:border-right="0.75pt solid #00599d" fo:border-top="none" fo:border-bottom="none" style:writing-mode="page">
        <style:background-image/>
      </style:table-cell-properties>
    </style:style>
    <style:style style:name="Table2.B8" style:family="table-cell">
      <style:table-cell-properties style:vertical-align="middle" fo:background-color="transparent" fo:padding="0in" fo:border="none" style:writing-mode="page">
        <style:background-image/>
      </style:table-cell-properties>
    </style:style>
    <style:style style:name="Table2.C8" style:family="table-cell">
      <style:table-cell-properties style:vertical-align="middle" fo:background-color="transparent" fo:padding="0in" fo:border="none" style:writing-mode="page">
        <style:background-image/>
      </style:table-cell-properties>
    </style:style>
    <style:style style:name="Table2.D8" style:family="table-cell">
      <style:table-cell-properties style:vertical-align="middle" fo:background-color="transparent" fo:padding="0in" fo:border-left="none" fo:border-right="0.75pt solid #00599d" fo:border-top="none" fo:border-bottom="none" style:writing-mode="page">
        <style:background-image/>
      </style:table-cell-properties>
    </style:style>
    <style:style style:name="Table2.B9" style:family="table-cell">
      <style:table-cell-properties style:vertical-align="middle" fo:background-color="#dddddd" fo:padding="0in" fo:border="none" style:writing-mode="page">
        <style:background-image/>
      </style:table-cell-properties>
    </style:style>
    <style:style style:name="Table2.C9" style:family="table-cell">
      <style:table-cell-properties style:vertical-align="middle" fo:background-color="#dddddd" fo:padding="0in" fo:border="none" style:writing-mode="page">
        <style:background-image/>
      </style:table-cell-properties>
    </style:style>
    <style:style style:name="Table2.D9" style:family="table-cell">
      <style:table-cell-properties style:vertical-align="middle" fo:background-color="#dddddd" fo:padding="0in" fo:border-left="none" fo:border-right="0.75pt solid #00599d" fo:border-top="none" fo:border-bottom="none" style:writing-mode="page">
        <style:background-image/>
      </style:table-cell-properties>
    </style:style>
    <style:style style:name="Table2.B10" style:family="table-cell">
      <style:table-cell-properties style:vertical-align="middle" fo:background-color="transparent" fo:padding="0in" fo:border="none" style:writing-mode="page">
        <style:background-image/>
      </style:table-cell-properties>
    </style:style>
    <style:style style:name="Table2.C10" style:family="table-cell">
      <style:table-cell-properties style:vertical-align="middle" fo:background-color="transparent" fo:padding="0in" fo:border="none" style:writing-mode="page">
        <style:background-image/>
      </style:table-cell-properties>
    </style:style>
    <style:style style:name="Table2.D10" style:family="table-cell">
      <style:table-cell-properties style:vertical-align="middle" fo:background-color="transparent" fo:padding="0in" fo:border-left="none" fo:border-right="0.75pt solid #00599d" fo:border-top="none" fo:border-bottom="none" style:writing-mode="page">
        <style:background-image/>
      </style:table-cell-properties>
    </style:style>
    <style:style style:name="Table2.B11" style:family="table-cell">
      <style:table-cell-properties style:vertical-align="middle" fo:background-color="#dddddd" fo:padding="0in" fo:border="none" style:writing-mode="page">
        <style:background-image/>
      </style:table-cell-properties>
    </style:style>
    <style:style style:name="Table2.C11" style:family="table-cell">
      <style:table-cell-properties style:vertical-align="middle" fo:background-color="#dddddd" fo:padding="0in" fo:border="none" style:writing-mode="page">
        <style:background-image/>
      </style:table-cell-properties>
    </style:style>
    <style:style style:name="Table2.D11" style:family="table-cell">
      <style:table-cell-properties style:vertical-align="middle" fo:background-color="#dddddd" fo:padding="0in" fo:border-left="none" fo:border-right="0.75pt solid #00599d" fo:border-top="none" fo:border-bottom="none" style:writing-mode="page">
        <style:background-image/>
      </style:table-cell-properties>
    </style:style>
    <style:style style:name="Table2.B12" style:family="table-cell">
      <style:table-cell-properties style:vertical-align="middle" fo:background-color="transparent" fo:padding="0in" fo:border="none" style:writing-mode="page">
        <style:background-image/>
      </style:table-cell-properties>
    </style:style>
    <style:style style:name="Table2.C12" style:family="table-cell">
      <style:table-cell-properties style:vertical-align="middle" fo:background-color="transparent" fo:padding="0in" fo:border="none" style:writing-mode="page">
        <style:background-image/>
      </style:table-cell-properties>
    </style:style>
    <style:style style:name="Table2.D12" style:family="table-cell">
      <style:table-cell-properties style:vertical-align="middle" fo:background-color="transparent" fo:padding="0in" fo:border-left="none" fo:border-right="0.75pt solid #00599d" fo:border-top="none" fo:border-bottom="none" style:writing-mode="page">
        <style:background-image/>
      </style:table-cell-properties>
    </style:style>
    <style:style style:name="Table2.A13" style:family="table-cell">
      <style:table-cell-properties style:vertical-align="middle" fo:background-color="#adc5e7" fo:padding="0in" fo:border-left="0.75pt solid #00599d" fo:border-right="none" fo:border-top="0.75pt solid #00599d" fo:border-bottom="0.75pt solid #00599d" style:writing-mode="page">
        <style:background-image/>
      </style:table-cell-properties>
    </style:style>
    <style:style style:name="Table2.B13" style:family="table-cell" style:data-style-name="N0">
      <style:table-cell-properties style:vertical-align="middle" fo:background-color="#adc5e7" fo:padding="0in" fo:border-left="none" fo:border-right="none" fo:border-top="0.75pt solid #00599d" fo:border-bottom="0.75pt solid #00599d" style:writing-mode="page">
        <style:background-image/>
      </style:table-cell-properties>
    </style:style>
    <style:style style:name="Table2.D13" style:family="table-cell" style:data-style-name="N0">
      <style:table-cell-properties style:vertical-align="middle" fo:background-color="#adc5e7" fo:padding="0in" fo:border-left="none" fo:border-right="0.75pt solid #00599d" fo:border-top="0.75pt solid #00599d" fo:border-bottom="0.75pt solid #00599d" style:writing-mode="page">
        <style:background-image/>
      </style:table-cell-properties>
    </style:style>
    <style:style style:name="Table3" style:family="table">
      <style:table-properties style:width="6.925in" table:align="left" style:shadow="none" style:may-break-between-rows="true" table:border-model="collapsing"/>
    </style:style>
    <style:style style:name="Table3.A" style:family="table-column">
      <style:table-column-properties style:column-width="0.5097in"/>
    </style:style>
    <style:style style:name="Table3.B" style:family="table-column">
      <style:table-column-properties style:column-width="0.7361in"/>
    </style:style>
    <style:style style:name="Table3.C" style:family="table-column">
      <style:table-column-properties style:column-width="1.7458in"/>
    </style:style>
    <style:style style:name="Table3.D" style:family="table-column">
      <style:table-column-properties style:column-width="1.8465in"/>
    </style:style>
    <style:style style:name="Table3.E" style:family="table-column">
      <style:table-column-properties style:column-width="2.0868in"/>
    </style:style>
    <style:style style:name="Table3.A1" style:family="table-cell">
      <style:table-cell-properties style:vertical-align="middle" fo:background-color="#00599d" fo:padding="0in" fo:border-left="none" fo:border-right="none" fo:border-top="none" fo:border-bottom="0.75pt solid #00599d" style:writing-mode="page">
        <style:background-image/>
      </style:table-cell-properties>
    </style:style>
    <style:style style:name="Table3.A2" style:family="table-cell">
      <style:table-cell-properties style:vertical-align="middle" fo:background-color="transparent" fo:padding="0in" fo:border-left="0.75pt solid #00599d" fo:border-right="none" fo:border-top="none" fo:border-bottom="none" style:writing-mode="page">
        <style:background-image/>
      </style:table-cell-properties>
    </style:style>
    <style:style style:name="Table3.B2" style:family="table-cell">
      <style:table-cell-properties style:vertical-align="middle" fo:background-color="transparent" fo:padding="0in" fo:border="none" style:writing-mode="page">
        <style:background-image/>
      </style:table-cell-properties>
    </style:style>
    <style:style style:name="Table3.C2" style:family="table-cell">
      <style:table-cell-properties style:vertical-align="middle" fo:background-color="transparent" fo:padding="0in" fo:border="none" style:writing-mode="page">
        <style:background-image/>
      </style:table-cell-properties>
    </style:style>
    <style:style style:name="Table3.D2" style:family="table-cell">
      <style:table-cell-properties style:vertical-align="middle" fo:background-color="transparent" fo:padding="0in" fo:border="none" style:writing-mode="page">
        <style:background-image/>
      </style:table-cell-properties>
    </style:style>
    <style:style style:name="Table3.E2" style:family="table-cell">
      <style:table-cell-properties style:vertical-align="middle" fo:background-color="transparent" fo:padding="0in" fo:border-left="none" fo:border-right="0.75pt solid #00599d" fo:border-top="none" fo:border-bottom="none" style:writing-mode="page">
        <style:background-image/>
      </style:table-cell-properties>
    </style:style>
    <style:style style:name="Table3.3" style:family="table-row">
      <style:table-row-properties fo:keep-together="auto"/>
    </style:style>
    <style:style style:name="Table3.A3" style:family="table-cell">
      <style:table-cell-properties style:vertical-align="middle" fo:background-color="#dddddd" fo:padding="0in" fo:border-left="0.75pt solid #00599d" fo:border-right="none" fo:border-top="none" fo:border-bottom="none" style:writing-mode="page">
        <style:background-image/>
      </style:table-cell-properties>
    </style:style>
    <style:style style:name="Table3.B3" style:family="table-cell">
      <style:table-cell-properties style:vertical-align="middle" fo:background-color="#dddddd" fo:padding="0in" fo:border="none" style:writing-mode="page">
        <style:background-image/>
      </style:table-cell-properties>
    </style:style>
    <style:style style:name="Table3.C3" style:family="table-cell">
      <style:table-cell-properties style:vertical-align="middle" fo:background-color="#dddddd" fo:padding="0in" fo:border="none" style:writing-mode="page">
        <style:background-image/>
      </style:table-cell-properties>
    </style:style>
    <style:style style:name="Table3.D3" style:family="table-cell">
      <style:table-cell-properties style:vertical-align="middle" fo:background-color="#dddddd" fo:padding="0in" fo:border="none" style:writing-mode="page">
        <style:background-image/>
      </style:table-cell-properties>
    </style:style>
    <style:style style:name="Table3.E3" style:family="table-cell">
      <style:table-cell-properties style:vertical-align="middle" fo:background-color="#dddddd" fo:padding="0in" fo:border-left="none" fo:border-right="0.75pt solid #00599d" fo:border-top="none" fo:border-bottom="none" style:writing-mode="page">
        <style:background-image/>
      </style:table-cell-properties>
    </style:style>
    <style:style style:name="Table3.B4" style:family="table-cell">
      <style:table-cell-properties style:vertical-align="middle" fo:background-color="transparent" fo:padding="0in" fo:border="none" style:writing-mode="page">
        <style:background-image/>
      </style:table-cell-properties>
    </style:style>
    <style:style style:name="Table3.C4" style:family="table-cell">
      <style:table-cell-properties style:vertical-align="middle" fo:background-color="transparent" fo:padding="0in" fo:border="none" style:writing-mode="page">
        <style:background-image/>
      </style:table-cell-properties>
    </style:style>
    <style:style style:name="Table3.D4" style:family="table-cell">
      <style:table-cell-properties style:vertical-align="middle" fo:background-color="transparent" fo:padding="0in" fo:border="none" style:writing-mode="page">
        <style:background-image/>
      </style:table-cell-properties>
    </style:style>
    <style:style style:name="Table3.E4" style:family="table-cell">
      <style:table-cell-properties style:vertical-align="middle" fo:background-color="transparent" fo:padding="0in" fo:border-left="none" fo:border-right="0.75pt solid #00599d" fo:border-top="none" fo:border-bottom="none" style:writing-mode="page">
        <style:background-image/>
      </style:table-cell-properties>
    </style:style>
    <style:style style:name="Table3.A5" style:family="table-cell">
      <style:table-cell-properties style:vertical-align="middle" fo:background-color="#adc5e7" fo:padding="0in" fo:border-left="0.75pt solid #00599d" fo:border-right="none" fo:border-top="0.75pt solid #00599d" fo:border-bottom="0.75pt solid #00599d" style:writing-mode="page">
        <style:background-image/>
      </style:table-cell-properties>
    </style:style>
    <style:style style:name="Table3.B5" style:family="table-cell" style:data-style-name="N0">
      <style:table-cell-properties style:vertical-align="middle" fo:background-color="#adc5e7" fo:padding="0in" fo:border-left="none" fo:border-right="none" fo:border-top="0.75pt solid #00599d" fo:border-bottom="0.75pt solid #00599d" style:writing-mode="page">
        <style:background-image/>
      </style:table-cell-properties>
    </style:style>
    <style:style style:name="Table3.E5" style:family="table-cell" style:data-style-name="N0">
      <style:table-cell-properties style:vertical-align="middle" fo:background-color="#adc5e7" fo:padding="0in" fo:border-left="none" fo:border-right="0.75pt solid #00599d" fo:border-top="0.75pt solid #00599d" fo:border-bottom="0.75pt solid #00599d" style:writing-mode="page">
        <style:background-image/>
      </style:table-cell-properties>
    </style:style>
    <style:style style:name="Table4" style:family="table">
      <style:table-properties style:width="6.925in" table:align="left" style:shadow="none" style:may-break-between-rows="true" table:border-model="collapsing"/>
    </style:style>
    <style:style style:name="Table4.A" style:family="table-column">
      <style:table-column-properties style:column-width="1.4361in"/>
    </style:style>
    <style:style style:name="Table4.B" style:family="table-column">
      <style:table-column-properties style:column-width="1.5465in"/>
    </style:style>
    <style:style style:name="Table4.C" style:family="table-column">
      <style:table-column-properties style:column-width="1.7361in"/>
    </style:style>
    <style:style style:name="Table4.D" style:family="table-column">
      <style:table-column-properties style:column-width="2.2063in"/>
    </style:style>
    <style:style style:name="Table4.A1" style:family="table-cell">
      <style:table-cell-properties style:vertical-align="middle" fo:background-color="#00599d" fo:padding="0in" fo:border-left="none" fo:border-right="none" fo:border-top="none" fo:border-bottom="0.75pt solid #00599d" style:writing-mode="page">
        <style:background-image/>
      </style:table-cell-properties>
    </style:style>
    <style:style style:name="Table4.A2" style:family="table-cell">
      <style:table-cell-properties style:vertical-align="middle" fo:background-color="transparent" fo:padding="0in" fo:border-left="0.75pt solid #00599d" fo:border-right="none" fo:border-top="none" fo:border-bottom="none" style:writing-mode="page">
        <style:background-image/>
      </style:table-cell-properties>
    </style:style>
    <style:style style:name="Table4.B2" style:family="table-cell">
      <style:table-cell-properties style:vertical-align="middle" fo:background-color="transparent" fo:padding="0in" fo:border="none" style:writing-mode="page">
        <style:background-image/>
      </style:table-cell-properties>
    </style:style>
    <style:style style:name="Table4.C2" style:family="table-cell">
      <style:table-cell-properties style:vertical-align="middle" fo:background-color="transparent" fo:padding="0in" fo:border="none" style:writing-mode="page">
        <style:background-image/>
      </style:table-cell-properties>
    </style:style>
    <style:style style:name="Table4.D2" style:family="table-cell">
      <style:table-cell-properties style:vertical-align="middle" fo:background-color="transparent" fo:padding="0in" fo:border-left="none" fo:border-right="0.75pt solid #00599d" fo:border-top="none" fo:border-bottom="none" style:writing-mode="page">
        <style:background-image/>
      </style:table-cell-properties>
    </style:style>
    <style:style style:name="Table4.A3" style:family="table-cell">
      <style:table-cell-properties style:vertical-align="middle" fo:background-color="#dddddd" fo:padding="0in" fo:border-left="0.75pt solid #00599d" fo:border-right="none" fo:border-top="none" fo:border-bottom="none" style:writing-mode="page">
        <style:background-image/>
      </style:table-cell-properties>
    </style:style>
    <style:style style:name="Table4.B3" style:family="table-cell">
      <style:table-cell-properties style:vertical-align="middle" fo:background-color="#dddddd" fo:padding="0in" fo:border="none" style:writing-mode="page">
        <style:background-image/>
      </style:table-cell-properties>
    </style:style>
    <style:style style:name="Table4.C3" style:family="table-cell">
      <style:table-cell-properties style:vertical-align="middle" fo:background-color="#dddddd" fo:padding="0in" fo:border="none" style:writing-mode="page">
        <style:background-image/>
      </style:table-cell-properties>
    </style:style>
    <style:style style:name="Table4.D3" style:family="table-cell">
      <style:table-cell-properties style:vertical-align="middle" fo:background-color="#dddddd" fo:padding="0in" fo:border-left="none" fo:border-right="0.75pt solid #00599d" fo:border-top="none" fo:border-bottom="none" style:writing-mode="page">
        <style:background-image/>
      </style:table-cell-properties>
    </style:style>
    <style:style style:name="Table4.B4" style:family="table-cell">
      <style:table-cell-properties style:vertical-align="middle" fo:background-color="transparent" fo:padding="0in" fo:border="none" style:writing-mode="page">
        <style:background-image/>
      </style:table-cell-properties>
    </style:style>
    <style:style style:name="Table4.C4" style:family="table-cell">
      <style:table-cell-properties style:vertical-align="middle" fo:background-color="transparent" fo:padding="0in" fo:border="none" style:writing-mode="page">
        <style:background-image/>
      </style:table-cell-properties>
    </style:style>
    <style:style style:name="Table4.D4" style:family="table-cell">
      <style:table-cell-properties style:vertical-align="middle" fo:background-color="transparent" fo:padding="0in" fo:border-left="none" fo:border-right="0.75pt solid #00599d" fo:border-top="none" fo:border-bottom="none" style:writing-mode="page">
        <style:background-image/>
      </style:table-cell-properties>
    </style:style>
    <style:style style:name="Table4.B5" style:family="table-cell">
      <style:table-cell-properties style:vertical-align="middle" fo:background-color="#dddddd" fo:padding="0in" fo:border="none" style:writing-mode="page">
        <style:background-image/>
      </style:table-cell-properties>
    </style:style>
    <style:style style:name="Table4.C5" style:family="table-cell">
      <style:table-cell-properties style:vertical-align="middle" fo:background-color="#dddddd" fo:padding="0in" fo:border="none" style:writing-mode="page">
        <style:background-image/>
      </style:table-cell-properties>
    </style:style>
    <style:style style:name="Table4.D5" style:family="table-cell">
      <style:table-cell-properties style:vertical-align="middle" fo:background-color="#dddddd" fo:padding="0in" fo:border-left="none" fo:border-right="0.75pt solid #00599d" fo:border-top="none" fo:border-bottom="none" style:writing-mode="page">
        <style:background-image/>
      </style:table-cell-properties>
    </style:style>
    <style:style style:name="Table4.6" style:family="table-row">
      <style:table-row-properties fo:keep-together="auto"/>
    </style:style>
    <style:style style:name="Table4.B6" style:family="table-cell">
      <style:table-cell-properties style:vertical-align="middle" fo:background-color="transparent" fo:padding="0in" fo:border="none" style:writing-mode="page">
        <style:background-image/>
      </style:table-cell-properties>
    </style:style>
    <style:style style:name="Table4.C6" style:family="table-cell">
      <style:table-cell-properties style:vertical-align="middle" fo:background-color="transparent" fo:padding="0in" fo:border="none" style:writing-mode="page">
        <style:background-image/>
      </style:table-cell-properties>
    </style:style>
    <style:style style:name="Table4.D6" style:family="table-cell">
      <style:table-cell-properties style:vertical-align="middle" fo:background-color="transparent" fo:padding="0in" fo:border-left="none" fo:border-right="0.75pt solid #00599d" fo:border-top="none" fo:border-bottom="none" style:writing-mode="page">
        <style:background-image/>
      </style:table-cell-properties>
    </style:style>
    <style:style style:name="Table4.B7" style:family="table-cell">
      <style:table-cell-properties style:vertical-align="middle" fo:background-color="#dddddd" fo:padding="0in" fo:border="none" style:writing-mode="page">
        <style:background-image/>
      </style:table-cell-properties>
    </style:style>
    <style:style style:name="Table4.C7" style:family="table-cell">
      <style:table-cell-properties style:vertical-align="middle" fo:background-color="#dddddd" fo:padding="0in" fo:border="none" style:writing-mode="page">
        <style:background-image/>
      </style:table-cell-properties>
    </style:style>
    <style:style style:name="Table4.D7" style:family="table-cell">
      <style:table-cell-properties style:vertical-align="middle" fo:background-color="#dddddd" fo:padding="0in" fo:border-left="none" fo:border-right="0.75pt solid #00599d" fo:border-top="none" fo:border-bottom="none" style:writing-mode="page">
        <style:background-image/>
      </style:table-cell-properties>
    </style:style>
    <style:style style:name="Table4.B8" style:family="table-cell">
      <style:table-cell-properties style:vertical-align="middle" fo:background-color="transparent" fo:padding="0in" fo:border="none" style:writing-mode="page">
        <style:background-image/>
      </style:table-cell-properties>
    </style:style>
    <style:style style:name="Table4.C8" style:family="table-cell">
      <style:table-cell-properties style:vertical-align="middle" fo:background-color="transparent" fo:padding="0in" fo:border="none" style:writing-mode="page">
        <style:background-image/>
      </style:table-cell-properties>
    </style:style>
    <style:style style:name="Table4.D8" style:family="table-cell">
      <style:table-cell-properties style:vertical-align="middle" fo:background-color="transparent" fo:padding="0in" fo:border-left="none" fo:border-right="0.75pt solid #00599d" fo:border-top="none" fo:border-bottom="none" style:writing-mode="page">
        <style:background-image/>
      </style:table-cell-properties>
    </style:style>
    <style:style style:name="Table4.B9" style:family="table-cell">
      <style:table-cell-properties style:vertical-align="middle" fo:background-color="#dddddd" fo:padding="0in" fo:border="none" style:writing-mode="page">
        <style:background-image/>
      </style:table-cell-properties>
    </style:style>
    <style:style style:name="Table4.C9" style:family="table-cell">
      <style:table-cell-properties style:vertical-align="middle" fo:background-color="#dddddd" fo:padding="0in" fo:border="none" style:writing-mode="page">
        <style:background-image/>
      </style:table-cell-properties>
    </style:style>
    <style:style style:name="Table4.D9" style:family="table-cell">
      <style:table-cell-properties style:vertical-align="middle" fo:background-color="#dddddd" fo:padding="0in" fo:border-left="none" fo:border-right="0.75pt solid #00599d" fo:border-top="none" fo:border-bottom="none" style:writing-mode="page">
        <style:background-image/>
      </style:table-cell-properties>
    </style:style>
    <style:style style:name="Table4.A10" style:family="table-cell">
      <style:table-cell-properties style:vertical-align="middle" fo:background-color="#adc5e7" fo:padding="0in" fo:border-left="0.75pt solid #00599d" fo:border-right="none" fo:border-top="0.75pt solid #00599d" fo:border-bottom="0.75pt solid #00599d" style:writing-mode="page">
        <style:background-image/>
      </style:table-cell-properties>
    </style:style>
    <style:style style:name="Table4.B10" style:family="table-cell" style:data-style-name="N0">
      <style:table-cell-properties style:vertical-align="middle" fo:background-color="#adc5e7" fo:padding="0in" fo:border-left="none" fo:border-right="none" fo:border-top="0.75pt solid #00599d" fo:border-bottom="0.75pt solid #00599d" style:writing-mode="page">
        <style:background-image/>
      </style:table-cell-properties>
    </style:style>
    <style:style style:name="Table4.D10" style:family="table-cell" style:data-style-name="N0">
      <style:table-cell-properties style:vertical-align="middle" fo:background-color="#adc5e7" fo:padding="0in" fo:border-left="none" fo:border-right="0.75pt solid #00599d" fo:border-top="0.75pt solid #00599d" fo:border-bottom="0.75pt solid #00599d" style:writing-mode="page">
        <style:background-image/>
      </style:table-cell-properties>
    </style:style>
    <style:style style:name="Table5" style:family="table">
      <style:table-properties style:width="6.925in" table:align="left" style:shadow="none" style:may-break-between-rows="true" table:border-model="collapsing"/>
    </style:style>
    <style:style style:name="Table5.A" style:family="table-column">
      <style:table-column-properties style:column-width="1.2264in"/>
    </style:style>
    <style:style style:name="Table5.B" style:family="table-column">
      <style:table-column-properties style:column-width="1.7708in"/>
    </style:style>
    <style:style style:name="Table5.C" style:family="table-column">
      <style:table-column-properties style:column-width="1.9674in"/>
    </style:style>
    <style:style style:name="Table5.D" style:family="table-column">
      <style:table-column-properties style:column-width="1.9604in"/>
    </style:style>
    <style:style style:name="Table5.A1" style:family="table-cell">
      <style:table-cell-properties style:vertical-align="middle" fo:background-color="#00599d" fo:padding="0in" fo:border-left="none" fo:border-right="none" fo:border-top="none" fo:border-bottom="0.75pt solid #00599d" style:writing-mode="page">
        <style:background-image/>
      </style:table-cell-properties>
    </style:style>
    <style:style style:name="Table5.A2" style:family="table-cell">
      <style:table-cell-properties style:vertical-align="middle" fo:background-color="transparent" fo:padding="0in" fo:border-left="0.75pt solid #00599d" fo:border-right="none" fo:border-top="none" fo:border-bottom="none" style:writing-mode="page">
        <style:background-image/>
      </style:table-cell-properties>
    </style:style>
    <style:style style:name="Table5.B2" style:family="table-cell">
      <style:table-cell-properties style:vertical-align="middle" fo:background-color="transparent" fo:padding="0in" fo:border="none" style:writing-mode="page">
        <style:background-image/>
      </style:table-cell-properties>
    </style:style>
    <style:style style:name="Table5.C2" style:family="table-cell">
      <style:table-cell-properties style:vertical-align="middle" fo:background-color="transparent" fo:padding="0in" fo:border="none" style:writing-mode="page">
        <style:background-image/>
      </style:table-cell-properties>
    </style:style>
    <style:style style:name="Table5.D2" style:family="table-cell">
      <style:table-cell-properties style:vertical-align="middle" fo:background-color="transparent" fo:padding="0in" fo:border-left="none" fo:border-right="0.75pt solid #00599d" fo:border-top="none" fo:border-bottom="none" style:writing-mode="page">
        <style:background-image/>
      </style:table-cell-properties>
    </style:style>
    <style:style style:name="Table5.A3" style:family="table-cell">
      <style:table-cell-properties style:vertical-align="middle" fo:background-color="#dddddd" fo:padding="0in" fo:border-left="0.75pt solid #00599d" fo:border-right="none" fo:border-top="none" fo:border-bottom="none" style:writing-mode="page">
        <style:background-image/>
      </style:table-cell-properties>
    </style:style>
    <style:style style:name="Table5.B3" style:family="table-cell">
      <style:table-cell-properties style:vertical-align="middle" fo:background-color="#dddddd" fo:padding="0in" fo:border="none" style:writing-mode="page">
        <style:background-image/>
      </style:table-cell-properties>
    </style:style>
    <style:style style:name="Table5.C3" style:family="table-cell">
      <style:table-cell-properties style:vertical-align="middle" fo:background-color="#dddddd" fo:padding="0in" fo:border="none" style:writing-mode="page">
        <style:background-image/>
      </style:table-cell-properties>
    </style:style>
    <style:style style:name="Table5.D3" style:family="table-cell">
      <style:table-cell-properties style:vertical-align="middle" fo:background-color="#dddddd" fo:padding="0in" fo:border-left="none" fo:border-right="0.75pt solid #00599d" fo:border-top="none" fo:border-bottom="none" style:writing-mode="page">
        <style:background-image/>
      </style:table-cell-properties>
    </style:style>
    <style:style style:name="Table5.B4" style:family="table-cell">
      <style:table-cell-properties style:vertical-align="middle" fo:background-color="transparent" fo:padding="0in" fo:border="none" style:writing-mode="page">
        <style:background-image/>
      </style:table-cell-properties>
    </style:style>
    <style:style style:name="Table5.C4" style:family="table-cell">
      <style:table-cell-properties style:vertical-align="middle" fo:background-color="transparent" fo:padding="0in" fo:border="none" style:writing-mode="page">
        <style:background-image/>
      </style:table-cell-properties>
    </style:style>
    <style:style style:name="Table5.D4" style:family="table-cell">
      <style:table-cell-properties style:vertical-align="middle" fo:background-color="transparent" fo:padding="0in" fo:border-left="none" fo:border-right="0.75pt solid #00599d" fo:border-top="none" fo:border-bottom="none" style:writing-mode="page">
        <style:background-image/>
      </style:table-cell-properties>
    </style:style>
    <style:style style:name="Table5.5" style:family="table-row">
      <style:table-row-properties fo:keep-together="auto"/>
    </style:style>
    <style:style style:name="Table5.B5" style:family="table-cell">
      <style:table-cell-properties style:vertical-align="middle" fo:background-color="#dddddd" fo:padding="0in" fo:border="none" style:writing-mode="page">
        <style:background-image/>
      </style:table-cell-properties>
    </style:style>
    <style:style style:name="Table5.C5" style:family="table-cell">
      <style:table-cell-properties style:vertical-align="middle" fo:background-color="#dddddd" fo:padding="0in" fo:border="none" style:writing-mode="page">
        <style:background-image/>
      </style:table-cell-properties>
    </style:style>
    <style:style style:name="Table5.D5" style:family="table-cell">
      <style:table-cell-properties style:vertical-align="middle" fo:background-color="#dddddd" fo:padding="0in" fo:border-left="none" fo:border-right="0.75pt solid #00599d" fo:border-top="none" fo:border-bottom="none" style:writing-mode="page">
        <style:background-image/>
      </style:table-cell-properties>
    </style:style>
    <style:style style:name="Table5.B6" style:family="table-cell">
      <style:table-cell-properties style:vertical-align="middle" fo:background-color="transparent" fo:padding="0in" fo:border="none" style:writing-mode="page">
        <style:background-image/>
      </style:table-cell-properties>
    </style:style>
    <style:style style:name="Table5.C6" style:family="table-cell">
      <style:table-cell-properties style:vertical-align="middle" fo:background-color="transparent" fo:padding="0in" fo:border="none" style:writing-mode="page">
        <style:background-image/>
      </style:table-cell-properties>
    </style:style>
    <style:style style:name="Table5.D6" style:family="table-cell">
      <style:table-cell-properties style:vertical-align="middle" fo:background-color="transparent" fo:padding="0in" fo:border-left="none" fo:border-right="0.75pt solid #00599d" fo:border-top="none" fo:border-bottom="none" style:writing-mode="page">
        <style:background-image/>
      </style:table-cell-properties>
    </style:style>
    <style:style style:name="Table5.A7" style:family="table-cell">
      <style:table-cell-properties style:vertical-align="middle" fo:background-color="#adc5e7" fo:padding="0in" fo:border-left="0.75pt solid #00599d" fo:border-right="none" fo:border-top="0.75pt solid #00599d" fo:border-bottom="0.75pt solid #00599d" style:writing-mode="page">
        <style:background-image/>
      </style:table-cell-properties>
    </style:style>
    <style:style style:name="Table5.B7" style:family="table-cell" style:data-style-name="N0">
      <style:table-cell-properties style:vertical-align="middle" fo:background-color="#adc5e7" fo:padding="0in" fo:border-left="none" fo:border-right="none" fo:border-top="0.75pt solid #00599d" fo:border-bottom="0.75pt solid #00599d" style:writing-mode="page">
        <style:background-image/>
      </style:table-cell-properties>
    </style:style>
    <style:style style:name="Table5.D7" style:family="table-cell" style:data-style-name="N0">
      <style:table-cell-properties style:vertical-align="middle" fo:background-color="#adc5e7" fo:padding="0in" fo:border-left="none" fo:border-right="0.75pt solid #00599d" fo:border-top="0.75pt solid #00599d" fo:border-bottom="0.75pt solid #00599d" style:writing-mode="page">
        <style:background-image/>
      </style:table-cell-properties>
    </style:style>
    <style:style style:name="Table6" style:family="table">
      <style:table-properties style:width="6.925in" table:align="left" style:shadow="none" style:may-break-between-rows="true" table:border-model="collapsing"/>
    </style:style>
    <style:style style:name="Table6.A" style:family="table-column">
      <style:table-column-properties style:column-width="1.3313in"/>
    </style:style>
    <style:style style:name="Table6.B" style:family="table-column">
      <style:table-column-properties style:column-width="3.3382in"/>
    </style:style>
    <style:style style:name="Table6.C" style:family="table-column">
      <style:table-column-properties style:column-width="2.2556in"/>
    </style:style>
    <style:style style:name="Table6.A1" style:family="table-cell">
      <style:table-cell-properties style:vertical-align="middle" fo:background-color="#00599d" fo:padding="0in" fo:border-left="none" fo:border-right="none" fo:border-top="none" fo:border-bottom="0.75pt solid #00599d" style:writing-mode="page">
        <style:background-image/>
      </style:table-cell-properties>
    </style:style>
    <style:style style:name="Table6.2" style:family="table-row">
      <style:table-row-properties fo:keep-together="auto"/>
    </style:style>
    <style:style style:name="Table6.A2" style:family="table-cell">
      <style:table-cell-properties style:vertical-align="middle" fo:background-color="transparent" fo:padding="0in" fo:border-left="0.75pt solid #00599d" fo:border-right="none" fo:border-top="none" fo:border-bottom="none" style:writing-mode="page">
        <style:background-image/>
      </style:table-cell-properties>
    </style:style>
    <style:style style:name="Table6.B2" style:family="table-cell">
      <style:table-cell-properties style:vertical-align="middle" fo:background-color="transparent" fo:padding="0in" fo:border="none" style:writing-mode="page">
        <style:background-image/>
      </style:table-cell-properties>
    </style:style>
    <style:style style:name="Table6.C2" style:family="table-cell">
      <style:table-cell-properties style:vertical-align="middle" fo:background-color="transparent" fo:padding="0in" fo:border-left="none" fo:border-right="0.75pt solid #00599d" fo:border-top="none" fo:border-bottom="none" style:writing-mode="page">
        <style:background-image/>
      </style:table-cell-properties>
    </style:style>
    <style:style style:name="Table6.A3" style:family="table-cell">
      <style:table-cell-properties style:vertical-align="middle" fo:background-color="#dddddd" fo:padding="0in" fo:border-left="0.75pt solid #00599d" fo:border-right="none" fo:border-top="none" fo:border-bottom="none" style:writing-mode="page">
        <style:background-image/>
      </style:table-cell-properties>
    </style:style>
    <style:style style:name="Table6.B3" style:family="table-cell">
      <style:table-cell-properties style:vertical-align="middle" fo:background-color="#dddddd" fo:padding="0in" fo:border="none" style:writing-mode="page">
        <style:background-image/>
      </style:table-cell-properties>
    </style:style>
    <style:style style:name="Table6.C3" style:family="table-cell">
      <style:table-cell-properties style:vertical-align="middle" fo:background-color="#dddddd" fo:padding="0in" fo:border-left="none" fo:border-right="0.75pt solid #00599d" fo:border-top="none" fo:border-bottom="none" style:writing-mode="page">
        <style:background-image/>
      </style:table-cell-properties>
    </style:style>
    <style:style style:name="Table6.B4" style:family="table-cell">
      <style:table-cell-properties style:vertical-align="middle" fo:background-color="transparent" fo:padding="0in" fo:border="none" style:writing-mode="page">
        <style:background-image/>
      </style:table-cell-properties>
    </style:style>
    <style:style style:name="Table6.C4" style:family="table-cell">
      <style:table-cell-properties style:vertical-align="middle" fo:background-color="transparent" fo:padding="0in" fo:border-left="none" fo:border-right="0.75pt solid #00599d" fo:border-top="none" fo:border-bottom="none" style:writing-mode="page">
        <style:background-image/>
      </style:table-cell-properties>
    </style:style>
    <style:style style:name="Table6.A5" style:family="table-cell">
      <style:table-cell-properties style:vertical-align="middle" fo:background-color="#adc5e7" fo:padding="0in" fo:border-left="0.75pt solid #00599d" fo:border-right="none" fo:border-top="0.75pt solid #00599d" fo:border-bottom="0.75pt solid #00599d" style:writing-mode="page">
        <style:background-image/>
      </style:table-cell-properties>
    </style:style>
    <style:style style:name="Table6.B5" style:family="table-cell" style:data-style-name="N0">
      <style:table-cell-properties style:vertical-align="middle" fo:background-color="#adc5e7" fo:padding="0in" fo:border-left="none" fo:border-right="none" fo:border-top="0.75pt solid #00599d" fo:border-bottom="0.75pt solid #00599d" style:writing-mode="page">
        <style:background-image/>
      </style:table-cell-properties>
    </style:style>
    <style:style style:name="Table6.C5" style:family="table-cell" style:data-style-name="N0">
      <style:table-cell-properties style:vertical-align="middle" fo:background-color="#adc5e7" fo:padding="0in" fo:border-left="none" fo:border-right="0.75pt solid #00599d" fo:border-top="0.75pt solid #00599d" fo:border-bottom="0.75pt solid #00599d" style:writing-mode="page">
        <style:background-image/>
      </style:table-cell-properties>
    </style:style>
    <style:style style:name="P1" style:family="paragraph" style:parent-style-name="Heading_20_1" style:list-style-name=""/>
    <style:style style:name="P2" style:family="paragraph" style:parent-style-name="Heading_20_1">
      <style:paragraph-properties fo:break-before="page"/>
    </style:style>
    <style:style style:name="P3" style:family="paragraph" style:parent-style-name="Text_20_body">
      <style:paragraph-properties fo:orphans="1"/>
      <style:text-properties fo:color="#222222" loext:opacity="100%" style:font-name="Arial" fo:font-size="11pt" style:font-name-asian="Arial1" style:font-size-asian="11pt" style:font-name-complex="Arial1" style:font-size-complex="11pt"/>
    </style:style>
    <style:style style:name="P4" style:family="paragraph" style:parent-style-name="Horizontal_20_Line">
      <style:paragraph-properties fo:margin-top="0in" fo:margin-bottom="0.0972in" style:contextual-spacing="false" fo:line-height="115%" fo:orphans="1"/>
      <style:text-properties fo:color="#222222" loext:opacity="100%" style:font-name="Arial" fo:font-size="11pt" style:font-name-asian="Arial1" style:font-size-asian="11pt" style:font-name-complex="Arial1" style:font-size-complex="11pt"/>
    </style:style>
    <style:style style:name="P5" style:family="paragraph" style:parent-style-name="Text_20_body">
      <style:paragraph-properties fo:margin-left="0.3937in" fo:margin-right="0.3937in" fo:orphans="1" fo:text-indent="0in" style:auto-text-indent="false"/>
      <style:text-properties fo:color="#222222" loext:opacity="100%" style:font-name="Arial" fo:font-size="11pt" style:font-name-asian="Arial1" style:font-size-asian="11pt" style:font-name-complex="Arial1" style:font-size-complex="11pt"/>
    </style:style>
    <style:style style:name="P6" style:family="paragraph" style:parent-style-name="Text_20_body" style:list-style-name="L1">
      <style:paragraph-properties fo:margin-top="0in" fo:margin-bottom="0in" style:contextual-spacing="false" fo:orphans="1"/>
      <style:text-properties fo:color="#222222" loext:opacity="100%" style:font-name="Arial" fo:font-size="11pt" style:font-name-asian="Arial1" style:font-size-asian="11pt" style:font-name-complex="Arial1" style:font-size-complex="11pt"/>
    </style:style>
    <style:style style:name="P7" style:family="paragraph" style:parent-style-name="Text_20_body" style:list-style-name="L1">
      <style:paragraph-properties fo:orphans="1"/>
      <style:text-properties fo:color="#222222" loext:opacity="100%" style:font-name="Arial" fo:font-size="11pt" style:font-name-asian="Arial1" style:font-size-asian="11pt" style:font-name-complex="Arial1" style:font-size-complex="11pt"/>
    </style:style>
    <style:style style:name="P8" style:family="paragraph" style:parent-style-name="Text_20_body" style:list-style-name="L2">
      <style:paragraph-properties fo:margin-top="0in" fo:margin-bottom="0in" style:contextual-spacing="false" fo:orphans="1"/>
      <style:text-properties fo:color="#222222" loext:opacity="100%" style:font-name="Arial" fo:font-size="11pt" style:font-name-asian="Arial1" style:font-size-asian="11pt" style:font-name-complex="Arial1" style:font-size-complex="11pt"/>
    </style:style>
    <style:style style:name="P9" style:family="paragraph" style:parent-style-name="Text_20_body" style:list-style-name="L2">
      <style:paragraph-properties fo:orphans="1"/>
      <style:text-properties fo:color="#222222" loext:opacity="100%" style:font-name="Arial" fo:font-size="11pt" style:font-name-asian="Arial1" style:font-size-asian="11pt" style:font-name-complex="Arial1" style:font-size-complex="11pt"/>
    </style:style>
    <style:style style:name="P10" style:family="paragraph" style:parent-style-name="Table_20_Heading">
      <style:paragraph-properties fo:text-align="left" style:justify-single-word="false"/>
      <style:text-properties fo:color="#ffffff" loext:opacity="100%" style:text-outline="false" style:text-line-through-style="none" style:text-line-through-type="none" style:font-name="Liberation Sans"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11" style:family="paragraph" style:parent-style-name="Table_20_Contents">
      <style:paragraph-properties fo:text-align="left" style:justify-single-word="false"/>
      <style:text-properties style:use-window-font-color="true" loext:opacity="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2" style:family="paragraph" style:parent-style-name="Table_20_Contents">
      <style:paragraph-properties fo:text-align="left" style:justify-single-word="false"/>
      <style:text-properties style:use-window-font-color="true" loext:opacity="0%" style:text-outline="false" style:text-line-through-style="none" style:text-line-through-type="none" style:font-name="Liberation Sans"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13" style:family="paragraph" style:parent-style-name="Text_20_body" style:list-style-name="L3">
      <style:paragraph-properties fo:margin-top="0in" fo:margin-bottom="0in" style:contextual-spacing="false" fo:orphans="1"/>
      <style:text-properties fo:color="#222222" loext:opacity="100%" style:font-name="Arial" fo:font-size="11pt" style:font-name-asian="Arial1" style:font-size-asian="11pt" style:font-name-complex="Arial1" style:font-size-complex="11pt"/>
    </style:style>
    <style:style style:name="P14" style:family="paragraph" style:parent-style-name="Text_20_body" style:list-style-name="L3">
      <style:paragraph-properties fo:orphans="1"/>
      <style:text-properties fo:color="#222222" loext:opacity="100%" style:font-name="Arial" fo:font-size="11pt" style:font-name-asian="Arial1" style:font-size-asian="11pt" style:font-name-complex="Arial1" style:font-size-complex="11pt"/>
    </style:style>
    <style:style style:name="P15" style:family="paragraph" style:parent-style-name="Text_20_body" style:list-style-name="L4">
      <style:paragraph-properties fo:margin-top="0in" fo:margin-bottom="0in" style:contextual-spacing="false" fo:orphans="1"/>
      <style:text-properties fo:color="#222222" loext:opacity="100%" style:font-name="Arial" fo:font-size="11pt" style:font-name-asian="Arial1" style:font-size-asian="11pt" style:font-name-complex="Arial1" style:font-size-complex="11pt"/>
    </style:style>
    <style:style style:name="P16" style:family="paragraph" style:parent-style-name="Text_20_body" style:list-style-name="L4">
      <style:paragraph-properties fo:orphans="1"/>
      <style:text-properties fo:color="#222222" loext:opacity="100%" style:font-name="Arial" fo:font-size="11pt" style:font-name-asian="Arial1" style:font-size-asian="11pt" style:font-name-complex="Arial1" style:font-size-complex="11pt"/>
    </style:style>
    <style:style style:name="P17" style:family="paragraph" style:parent-style-name="Text_20_body" style:list-style-name="L5">
      <style:paragraph-properties fo:margin-top="0in" fo:margin-bottom="0in" style:contextual-spacing="false" fo:orphans="1"/>
      <style:text-properties fo:color="#222222" loext:opacity="100%" style:font-name="Arial" fo:font-size="11pt" style:font-name-asian="Arial1" style:font-size-asian="11pt" style:font-name-complex="Arial1" style:font-size-complex="11pt"/>
    </style:style>
    <style:style style:name="P18" style:family="paragraph" style:parent-style-name="Text_20_body" style:list-style-name="L5">
      <style:paragraph-properties fo:orphans="1"/>
      <style:text-properties fo:color="#222222" loext:opacity="100%" style:font-name="Arial" fo:font-size="11pt" style:font-name-asian="Arial1" style:font-size-asian="11pt" style:font-name-complex="Arial1" style:font-size-complex="11pt"/>
    </style:style>
    <style:style style:name="P19" style:family="paragraph" style:parent-style-name="Text_20_body" style:list-style-name="L6">
      <style:paragraph-properties fo:margin-top="0in" fo:margin-bottom="0in" style:contextual-spacing="false" fo:orphans="1"/>
      <style:text-properties fo:color="#222222" loext:opacity="100%" style:font-name="Arial" fo:font-size="11pt" style:font-name-asian="Arial1" style:font-size-asian="11pt" style:font-name-complex="Arial1" style:font-size-complex="11pt"/>
    </style:style>
    <style:style style:name="P20" style:family="paragraph" style:parent-style-name="Text_20_body" style:list-style-name="L6">
      <style:paragraph-properties fo:orphans="1"/>
      <style:text-properties fo:color="#222222" loext:opacity="100%" style:font-name="Arial" fo:font-size="11pt" style:font-name-asian="Arial1" style:font-size-asian="11pt" style:font-name-complex="Arial1" style:font-size-complex="11pt"/>
    </style:style>
    <style:style style:name="P21" style:family="paragraph" style:parent-style-name="Text_20_body" style:list-style-name="L7">
      <style:paragraph-properties fo:margin-top="0in" fo:margin-bottom="0in" style:contextual-spacing="false" fo:orphans="1"/>
      <style:text-properties fo:color="#222222" loext:opacity="100%" style:font-name="Arial" fo:font-size="11pt" style:font-name-asian="Arial1" style:font-size-asian="11pt" style:font-name-complex="Arial1" style:font-size-complex="11pt"/>
    </style:style>
    <style:style style:name="P22" style:family="paragraph" style:parent-style-name="Text_20_body" style:list-style-name="L7">
      <style:paragraph-properties fo:orphans="1"/>
      <style:text-properties fo:color="#222222" loext:opacity="100%" style:font-name="Arial" fo:font-size="11pt" style:font-name-asian="Arial1" style:font-size-asian="11pt" style:font-name-complex="Arial1" style:font-size-complex="11pt"/>
    </style:style>
    <style:style style:name="P23" style:family="paragraph" style:parent-style-name="Text_20_body" style:list-style-name="L8">
      <style:paragraph-properties fo:margin-top="0in" fo:margin-bottom="0in" style:contextual-spacing="false" fo:orphans="1"/>
      <style:text-properties fo:color="#222222" loext:opacity="100%" style:font-name="Arial" fo:font-size="11pt" style:font-name-asian="Arial1" style:font-size-asian="11pt" style:font-name-complex="Arial1" style:font-size-complex="11pt"/>
    </style:style>
    <style:style style:name="P24" style:family="paragraph" style:parent-style-name="Text_20_body" style:list-style-name="L8">
      <style:paragraph-properties fo:orphans="1"/>
      <style:text-properties fo:color="#222222" loext:opacity="100%" style:font-name="Arial" fo:font-size="11pt" style:font-name-asian="Arial1" style:font-size-asian="11pt" style:font-name-complex="Arial1" style:font-size-complex="11pt"/>
    </style:style>
    <style:style style:name="P25" style:family="paragraph" style:parent-style-name="Text_20_body" style:list-style-name="L9">
      <style:paragraph-properties fo:margin-top="0in" fo:margin-bottom="0in" style:contextual-spacing="false" fo:orphans="1"/>
      <style:text-properties fo:color="#222222" loext:opacity="100%" style:font-name="Arial" fo:font-size="11pt" style:font-name-asian="Arial1" style:font-size-asian="11pt" style:font-name-complex="Arial1" style:font-size-complex="11pt"/>
    </style:style>
    <style:style style:name="P26" style:family="paragraph" style:parent-style-name="Text_20_body" style:list-style-name="L9">
      <style:paragraph-properties fo:orphans="1"/>
      <style:text-properties fo:color="#222222" loext:opacity="100%" style:font-name="Arial" fo:font-size="11pt" style:font-name-asian="Arial1" style:font-size-asian="11pt" style:font-name-complex="Arial1" style:font-size-complex="11pt"/>
    </style:style>
    <style:style style:name="P27" style:family="paragraph" style:parent-style-name="Text_20_body" style:list-style-name="L10">
      <style:paragraph-properties fo:margin-top="0in" fo:margin-bottom="0in" style:contextual-spacing="false" fo:orphans="1"/>
      <style:text-properties fo:color="#222222" loext:opacity="100%" style:font-name="Arial" fo:font-size="11pt" style:font-name-asian="Arial1" style:font-size-asian="11pt" style:font-name-complex="Arial1" style:font-size-complex="11pt"/>
    </style:style>
    <style:style style:name="P28" style:family="paragraph" style:parent-style-name="Text_20_body" style:list-style-name="L10">
      <style:paragraph-properties fo:orphans="1"/>
      <style:text-properties fo:color="#222222" loext:opacity="100%" style:font-name="Arial" fo:font-size="11pt" style:font-name-asian="Arial1" style:font-size-asian="11pt" style:font-name-complex="Arial1" style:font-size-complex="11pt"/>
    </style:style>
    <style:style style:name="P29" style:family="paragraph" style:parent-style-name="Text_20_body" style:list-style-name="L11">
      <style:paragraph-properties fo:margin-top="0in" fo:margin-bottom="0in" style:contextual-spacing="false" fo:orphans="1"/>
      <style:text-properties fo:color="#222222" loext:opacity="100%" style:font-name="Arial" fo:font-size="11pt" style:font-name-asian="Arial1" style:font-size-asian="11pt" style:font-name-complex="Arial1" style:font-size-complex="11pt"/>
    </style:style>
    <style:style style:name="P30" style:family="paragraph" style:parent-style-name="Text_20_body" style:list-style-name="L11">
      <style:paragraph-properties fo:orphans="1"/>
      <style:text-properties fo:color="#222222" loext:opacity="100%" style:font-name="Arial" fo:font-size="11pt" style:font-name-asian="Arial1" style:font-size-asian="11pt" style:font-name-complex="Arial1" style:font-size-complex="11pt"/>
    </style:style>
    <style:style style:name="P31" style:family="paragraph" style:parent-style-name="Text_20_body">
      <style:paragraph-properties fo:orphans="1"/>
      <style:text-properties loext:padding="0in" loext:border="none"/>
    </style:style>
    <style:style style:name="T1" style:family="text">
      <style:text-properties fo:color="#222222" loext:opacity="100%" style:font-name="Arial" fo:font-size="11pt" style:font-name-asian="Arial1" style:font-size-asian="11pt" style:font-name-complex="Arial1" style:font-size-complex="11pt" loext:padding="0in" loext:border="none"/>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span text:style-name="Strong_20_Emphasis"><text:span text:style-name="T1"/></text:span></text:h>
      <text:h text:style-name="P2" text:outline-level="1"><text:span text:style-name="Strong_20_Emphasis">Универсальный механизм эволюции сознания</text:span></text:h>
      <text:p text:style-name="P3"><text:span text:style-name="Emphasis">Паттерн свёртка–сплайс · Три изоморфных преобразования · Обучение и работа CNN · TRL и нейромедиаторные маркеры · LLM в контексте Гативус</text:span></text:p>
      <text:p text:style-name="P4"/>
      <text:h text:style-name="Heading_20_2" text:outline-level="2"><text:span text:style-name="Strong_20_Emphasis">Постановка проблемы</text:span></text:h>
      <text:p text:style-name="P3">Три пары уровней — EVL2/EVL3, EVL6/EVL8 и EVLA/EVLB — реализуют один двухшаговый паттерн в трёх онтологически различных доменах. Настоящая глава показывает, что эволюция применила один механизм трижды, каждый раз в пространстве новой онтологии.</text:p>
      <text:p text:style-name="P5"><text:span text:style-name="Emphasis">Принцип фрактального изоморфизма: эволюция применила единый паттерн трижды, в пространствах разной онтологии. Изоморфно устроен механизм, а не содержание.</text:span></text:p>
      <text:p text:style-name="P4"/>
      <text:h text:style-name="Heading_20_2" text:outline-level="2"><text:span text:style-name="Strong_20_Emphasis">Паттерн свёртка–сплайс</text:span></text:h>
      <text:p text:style-name="P3">Каждое из трёх преобразований состоит из двух шагов:</text:p>
      <text:p text:style-name="P3"><text:span text:style-name="Strong_20_Emphasis">Шаг 1: Свёртка.</text:span> Свёрточная нейросеть (CNN) выполняет компрессию и инвариантизацию входных данных, порождая компактные представления в новом пространстве. Результат свёртки — вектор в промежуточной карте.</text:p>
      <text:p text:style-name="P3"><text:span text:style-name="Strong_20_Emphasis">Шаг 2: Сплайс.</text:span> Вектор сплайса связывает два объекта промежуточной карты, порождая новую карту — пространство событий, смыслов или переживаний. Результат сплайса — новое информационное пространство, онтологически отличное от входного.</text:p>
      <text:p text:style-name="P3">Ключевое различие: свёртка работает с данными подлежащего уровня, но обучается на объектах целевого уровня. Это принципиальный момент, определяющий архитектуру обучения каждой CNN.</text:p>
      <text:p text:style-name="P4"/>
      <text:h text:style-name="Heading_20_2" text:outline-level="2"><text:span text:style-name="Strong_20_Emphasis">Обучение и работа CNN: принципиальное различие</text:span></text:h>
      <text:p text:style-name="P3">Для каждой из трёх свёрточных нейросетей необходимо строго различать два режима:</text:p>
      <text:p text:style-name="P3"><text:span text:style-name="Strong_20_Emphasis">Обучение (training)</text:span> — настройка весов нейросети. CNN обучается на уже существующих объектах целевого пространства. Не на входных данных подлежащего уровня, а на тех объектах, которые уже находятся в карте, куда CNN производит свёртку:</text:p>
      <text:list text:style-name="L1">
        <text:list-item>
          <text:p text:style-name="P6">CNN1 обучается на объектах MAP2 (Feature Vectors, которые уже существуют в карте). </text:p>
        </text:list-item>
        <text:list-item>
          <text:p text:style-name="P6">CNN2 обучается на объектах MAP6 (символьных векторах, которые уже существуют в карте). </text:p>
        </text:list-item>
        <text:list-item>
          <text:p text:style-name="P7">CNN3 обучается на объектах MAPA (Понятиях, которые уже существуют в карте). </text:p>
        </text:list-item>
      </text:list>
      <text:p text:style-name="P3"><text:soft-page-break/><text:span text:style-name="Strong_20_Emphasis">Работа (inference)</text:span> — преобразование входных данных. CNN принимает данные из подлежащего пространства и производит вектор в целевом пространстве:</text:p>
      <text:list text:style-name="L2">
        <text:list-item>
          <text:p text:style-name="P8">CNN1 принимает мультисенсорный поток → производит Feature Vector в MAP2. </text:p>
        </text:list-item>
        <text:list-item>
          <text:p text:style-name="P8">CNN2 принимает данные MAP3 → производит символьный вектор в MAP6. </text:p>
        </text:list-item>
        <text:list-item>
          <text:p text:style-name="P9">CNN3 принимает нарративы MAP8 → производит C-вектор в MAPA. </text:p>
        </text:list-item>
      </text:list>
      <table:table table:name="Table1" table:style-name="Table1" table:template-name="Box List Blue">
        <table:table-column table:style-name="Table1.A"/>
        <table:table-column table:style-name="Table1.B"/>
        <table:table-column table:style-name="Table1.C"/>
        <table:table-column table:style-name="Table1.D"/>
        <table:table-row>
          <table:table-cell table:style-name="Table1.A1" office:value-type="string">
            <text:p text:style-name="P10"/>
          </table:table-cell>
          <table:table-cell table:style-name="Table1.A1" office:value-type="string">
            <text:p text:style-name="P10">Обучается на</text:p>
          </table:table-cell>
          <table:table-cell table:style-name="Table1.A1" office:value-type="string">
            <text:p text:style-name="P10">Принимает на вход</text:p>
          </table:table-cell>
          <table:table-cell table:style-name="Table1.A1" office:value-type="string">
            <text:p text:style-name="P10">Производит</text:p>
          </table:table-cell>
        </table:table-row>
        <table:table-row table:style-name="Table1.2">
          <table:table-cell table:style-name="Table1.A2" office:value-type="string">
            <text:p text:style-name="P11">CNN1</text:p>
          </table:table-cell>
          <table:table-cell table:style-name="Table1.B2" office:value-type="string">
            <text:p text:style-name="P11">Объектах MAP2</text:p>
          </table:table-cell>
          <table:table-cell table:style-name="Table1.C2" office:value-type="string">
            <text:p text:style-name="P11">Сенсорный поток</text:p>
          </table:table-cell>
          <table:table-cell table:style-name="Table1.D2" office:value-type="string">
            <text:p text:style-name="P11">Feature Vector → MAP2</text:p>
          </table:table-cell>
        </table:table-row>
        <table:table-row>
          <table:table-cell table:style-name="Table1.A3" office:value-type="string">
            <text:p text:style-name="P11">CNN2</text:p>
          </table:table-cell>
          <table:table-cell table:style-name="Table1.B3" office:value-type="string">
            <text:p text:style-name="P11">Объектах MAP6</text:p>
          </table:table-cell>
          <table:table-cell table:style-name="Table1.C3" office:value-type="string">
            <text:p text:style-name="P11">Данные MAP3</text:p>
          </table:table-cell>
          <table:table-cell table:style-name="Table1.D3" office:value-type="string">
            <text:p text:style-name="P11">Символьный вектор → MAP6</text:p>
          </table:table-cell>
        </table:table-row>
        <table:table-row>
          <table:table-cell table:style-name="Table1.A2" office:value-type="string">
            <text:p text:style-name="P11">CNN3</text:p>
          </table:table-cell>
          <table:table-cell table:style-name="Table1.B4" office:value-type="string">
            <text:p text:style-name="P11">Объектах MAPA</text:p>
          </table:table-cell>
          <table:table-cell table:style-name="Table1.C4" office:value-type="string">
            <text:p text:style-name="P11">Нарративы MAP8</text:p>
          </table:table-cell>
          <table:table-cell table:style-name="Table1.D4" office:value-type="string">
            <text:p text:style-name="P11">C-вектор → MAPA</text:p>
          </table:table-cell>
        </table:table-row>
        <table:table-row>
          <table:table-cell table:style-name="Table1.A5" office:value-type="string">
            <text:p text:style-name="P12"/>
          </table:table-cell>
          <table:table-cell table:style-name="Table1.B5">
            <text:p text:style-name="P12"/>
          </table:table-cell>
          <table:table-cell table:style-name="Table1.B5">
            <text:p text:style-name="P12"/>
          </table:table-cell>
          <table:table-cell table:style-name="Table1.D5">
            <text:p text:style-name="P12"/>
          </table:table-cell>
        </table:table-row>
      </table:table>
      <text:p text:style-name="P4"/>
      <text:h text:style-name="Heading_20_2" text:outline-level="2"><text:span text:style-name="Strong_20_Emphasis">Проблема курицы и яйца</text:span></text:h>
      <text:p text:style-name="P3">Возникает фундаментальный вопрос: откуда первые объекты в целевой карте, если CNN ещё не обучена и не может их создать?</text:p>
      <text:p text:style-name="P3">Решение: начальные объекты создаются не точной свёрткой, а грубым приближением. Первые объекты MAP2 — неточные представления, порождённые случайными или генетически предопределёнными весами CNN1. Первые объекты MAP6 — грубые символьные приближения. Первые объекты MAPA — примитивные Понятия.</text:p>
      <text:p text:style-name="P3">Процесс развития:</text:p>
      <text:list text:style-name="L3">
        <text:list-item>
          <text:p text:style-name="P13">CNN начинает работу со случайными (или генетически заданными) весами. </text:p>
        </text:list-item>
        <text:list-item>
          <text:p text:style-name="P13">Inference порождает первые объекты целевой карты — неточные, приблизительные. </text:p>
        </text:list-item>
        <text:list-item>
          <text:p text:style-name="P13">OPN целевого уровня обнаруживает повторяющиеся паттерны среди этих объектов. </text:p>
        </text:list-item>
        <text:list-item>
          <text:p text:style-name="P13">Повторяющиеся паттерны закрепляются в карте как устойчивые объекты. </text:p>
        </text:list-item>
        <text:list-item>
          <text:p text:style-name="P13">CNN переобучается, используя закреплённые объекты как обучающие примеры. </text:p>
        </text:list-item>
        <text:list-item>
          <text:p text:style-name="P14">После переобучения inference даёт более точные результаты → новые объекты точнее → следующее переобучение точнее. </text:p>
        </text:list-item>
      </text:list>
      <text:p text:style-name="P3">Новый повторяющийся вектор, ещё отсутствующий в целевой карте, является триггером для следующего цикла переобучения. Система обнаруживает: «inference стабильно порождает паттерн, которого нет в карте» → этот паттерн закрепляется → CNN переобучается.</text:p>
      <text:p text:style-name="P3"><text:span text:style-name="Strong_20_Emphasis">Переобучение — тяжёлый процесс.</text:span> Настройка весов CNN требует значительных вычислительных ресурсов и не может выполняться одновременно с основной работой сети. В биологическом мозге переобучение, вероятно, ассоциировано с default mode network — системой, активной в состоянии покоя и во время сна. Replay-эффект гиппокампа (воспроизведение пройденных маршрутов и нарративов во сне) является вероятным механизмом переобучения CNN.</text:p>
      <text:p text:style-name="P5"><text:span text:style-name="Emphasis">«Утро вечера мудренее» — потому что за ночь CNN были переобучены на новых данных. Утром inference даёт другие, более точные результаты.</text:span></text:p>
      <text:p text:style-name="P4"/>
      <text:h text:style-name="Heading_20_2" text:outline-level="2"><text:soft-page-break/><text:span text:style-name="Strong_20_Emphasis">Первое преобразование: EVL2/EVL3 (физическое)</text:span></text:h>
      <text:p text:style-name="P3"><text:span text:style-name="Strong_20_Emphasis">Свёртка (CNN1).</text:span> Мультисенсорный поток → Feature Vector (R-метка) в MAP2. CNN1 обучается на объектах MAP2 — Feature Vectors, которые уже закреплены в карте. Работает (inference) непрерывно на актуальных сенсорных потоках. Обратная CNN1 — нейронный механизм воображения: по Feature Vector восстанавливает сенсорный образ.</text:p>
      <text:p text:style-name="P3"><text:span text:style-name="Strong_20_Emphasis">Сплайс (b-вектор).</text:span> Изменение L-компоненты между двумя объектами MAP2. b-вектор — вектор в пространстве MAP1, связывающий начальное и целевое состояние.</text:p>
      <text:p text:style-name="P3"><text:span text:style-name="Strong_20_Emphasis">Результат.</text:span> MAP3 — пространство событий. Атомарная единица — OPRN (триада «Субъект — b-вектор — Объект»). Цепочки OPRN образуют BLOM.</text:p>
      <text:p text:style-name="P3"><text:span text:style-name="Strong_20_Emphasis">Онтологический скачок.</text:span> MAP2 содержит объекты. MAP3 содержит причинность — события, в которых объекты взаимодействуют.</text:p>
      <text:p text:style-name="P4"/>
      <text:h text:style-name="Heading_20_2" text:outline-level="2"><text:span text:style-name="Strong_20_Emphasis">Второе преобразование: EVL6/EVL8 (символьное)</text:span></text:h>
      <text:p text:style-name="P3"><text:span text:style-name="Strong_20_Emphasis">Свёртка (CNN2).</text:span> Данные MAP3 → символьный вектор в MAP6. CNN2 обучается на объектах MAP6 — символьных векторах, которые уже закреплены в карте. Работает (inference) на данных MAP3, выполняя: стирание L-компоненты, обнуление модулей b-векторов, редукцию к типу.</text:p>
      <text:p text:style-name="P3">MAP6 формируется на пересечении двух процессов:</text:p>
      <text:list text:style-name="L4">
        <text:list-item>
          <text:p text:style-name="P15">Восходящий: CNN2 извлекает инварианты из MAP3 (inference). </text:p>
        </text:list-item>
        <text:list-item>
          <text:p text:style-name="P16">Нисходящий: из всех векторов, которые CNN2 производит, закрепляются только те, которые соответствуют MAP5 (коллективному языку). </text:p>
        </text:list-item>
      </text:list>
      <text:p text:style-name="P3">MAP6 — частичная реплика MAP5 в индивидуальном организме. Этот процесс является архитектурной реализацией интериоризации (Выготский).</text:p>
      <text:p text:style-name="P3"><text:span text:style-name="Strong_20_Emphasis">Сплайс (P-вектор).</text:span> Семантическое отношение между двумя символами MAP6. P-вектор — идентификатор триады.</text:p>
      <text:p text:style-name="P3"><text:span text:style-name="Strong_20_Emphasis">Результат.</text:span> MAP8 — нарративный граф из триад KLEN (триада «Символ — P-вектор — Символ»). Цепочки KLEN образуют KLOM.</text:p>
      <text:p text:style-name="P3"><text:span text:style-name="Strong_20_Emphasis">Онтологический скачок.</text:span> MAP6 содержит значения. MAP8 содержит смыслы — нарративные связи между значениями.</text:p>
      <text:p text:style-name="P4"/>
      <text:h text:style-name="Heading_20_2" text:outline-level="2"><text:span text:style-name="Strong_20_Emphasis">Третье преобразование: EVLA/EVLB (аксиологическое)</text:span></text:h>
      <text:p text:style-name="P3"><text:span text:style-name="Strong_20_Emphasis">Свёртка (CNN3).</text:span> Нарративы MAP8 → Понятия (C) в MAPA. CNN3 обучается на объектах MAPA — Понятиях, которые уже закреплены в карте. Работает (inference) на нарративах MAP8, группируя взаимосвязанные нарративы и извлекая инварианты — аналогично тому, как CNN1 группирует пиксели и находит инвариантные признаки объектов.</text:p>
      <text:p text:style-name="P3">C-компоненты имеют двойную природу происхождения:</text:p>
      <text:list text:style-name="L5">
        <text:list-item>
          <text:p text:style-name="P17">Восходящий процесс: CNN3 извлекает инварианты из нарративов MAP8 (inference). В <text:soft-page-break/>начале развития свёртки простые — простые Понятия (переживание цвета, звука). По мере накопления нарративов инварианты углубляются — сложные Понятия (честь, совесть, справедливость). </text:p>
        </text:list-item>
        <text:list-item>
          <text:p text:style-name="P18">Нисходящий процесс: C_должно (идеальное качество) приходит от MAPC (общей карты Понятий). Направление снятия противоречия приходит от MAPD (общей карты противоречий). </text:p>
        </text:list-item>
      </text:list>
      <text:p text:style-name="P3"><text:span text:style-name="Strong_20_Emphasis">Сплайс (W-вектор).</text:span> Расстояние C_есть → C_должно. W-вектор — вектор противоречия в пространстве MAPA.</text:p>
      <text:p text:style-name="P3"><text:span text:style-name="Strong_20_Emphasis">Результат.</text:span> MAPB — пространство конкретных переживаний. Атомарная единица — MOTV. Цепочки MOTV образуют WLOM.</text:p>
      <text:p text:style-name="P3"><text:span text:style-name="Strong_20_Emphasis">Онтологический скачок.</text:span> MAPA содержит идеалы. MAPB содержит волю — направленное стремление к их реализации.</text:p>
      <text:p text:style-name="P4"/>
      <text:h text:style-name="Heading_20_2" text:outline-level="2"><text:span text:style-name="Strong_20_Emphasis">Доказательство изоморфизма</text:span></text:h>
      <table:table table:name="Table2" table:style-name="Table2" table:template-name="Box List Blue">
        <table:table-column table:style-name="Table2.A"/>
        <table:table-column table:style-name="Table2.B"/>
        <table:table-column table:style-name="Table2.C"/>
        <table:table-column table:style-name="Table2.D"/>
        <table:table-row>
          <table:table-cell table:style-name="Table2.A1" office:value-type="string">
            <text:p text:style-name="P10">Элемент</text:p>
          </table:table-cell>
          <table:table-cell table:style-name="Table2.A1" office:value-type="string">
            <text:p text:style-name="P10">I (физическое)</text:p>
          </table:table-cell>
          <table:table-cell table:style-name="Table2.A1" office:value-type="string">
            <text:p text:style-name="P10">II (символьное)</text:p>
          </table:table-cell>
          <table:table-cell table:style-name="Table2.A1" office:value-type="string">
            <text:p text:style-name="P10">III (аксиологическое)</text:p>
          </table:table-cell>
        </table:table-row>
        <table:table-row>
          <table:table-cell table:style-name="Table2.A2" office:value-type="string">
            <text:p text:style-name="P11">Свёрточная сеть</text:p>
          </table:table-cell>
          <table:table-cell table:style-name="Table2.B2" office:value-type="string">
            <text:p text:style-name="P11">CNN1</text:p>
          </table:table-cell>
          <table:table-cell table:style-name="Table2.C2" office:value-type="string">
            <text:p text:style-name="P11">CNN2</text:p>
          </table:table-cell>
          <table:table-cell table:style-name="Table2.D2" office:value-type="string">
            <text:p text:style-name="P11">CNN3</text:p>
          </table:table-cell>
        </table:table-row>
        <table:table-row>
          <table:table-cell table:style-name="Table2.A3" office:value-type="string">
            <text:p text:style-name="P11">Обучается на</text:p>
          </table:table-cell>
          <table:table-cell table:style-name="Table2.B3" office:value-type="string">
            <text:p text:style-name="P11">Объектах MAP2</text:p>
          </table:table-cell>
          <table:table-cell table:style-name="Table2.C3" office:value-type="string">
            <text:p text:style-name="P11">Объектах MAP6</text:p>
          </table:table-cell>
          <table:table-cell table:style-name="Table2.D3" office:value-type="string">
            <text:p text:style-name="P11">Объектах MAPA</text:p>
          </table:table-cell>
        </table:table-row>
        <table:table-row>
          <table:table-cell table:style-name="Table2.A2" office:value-type="string">
            <text:p text:style-name="P11">Принимает (inference)</text:p>
          </table:table-cell>
          <table:table-cell table:style-name="Table2.B4" office:value-type="string">
            <text:p text:style-name="P11">Сенсорный поток</text:p>
          </table:table-cell>
          <table:table-cell table:style-name="Table2.C4" office:value-type="string">
            <text:p text:style-name="P11">Данные MAP3</text:p>
          </table:table-cell>
          <table:table-cell table:style-name="Table2.D4" office:value-type="string">
            <text:p text:style-name="P11">Нарративы MAP8</text:p>
          </table:table-cell>
        </table:table-row>
        <table:table-row>
          <table:table-cell table:style-name="Table2.A3" office:value-type="string">
            <text:p text:style-name="P11">Промежуточная карта</text:p>
          </table:table-cell>
          <table:table-cell table:style-name="Table2.B5" office:value-type="string">
            <text:p text:style-name="P11">MAP2 (R)</text:p>
          </table:table-cell>
          <table:table-cell table:style-name="Table2.C5" office:value-type="string">
            <text:p text:style-name="P11">MAP6 (S)</text:p>
          </table:table-cell>
          <table:table-cell table:style-name="Table2.D5" office:value-type="string">
            <text:p text:style-name="P11">MAPA (C)</text:p>
          </table:table-cell>
        </table:table-row>
        <table:table-row>
          <table:table-cell table:style-name="Table2.A2" office:value-type="string">
            <text:p text:style-name="P11">Вектор сплайса</text:p>
          </table:table-cell>
          <table:table-cell table:style-name="Table2.B6" office:value-type="string">
            <text:p text:style-name="P11">b-вектор</text:p>
          </table:table-cell>
          <table:table-cell table:style-name="Table2.C6" office:value-type="string">
            <text:p text:style-name="P11">P-вектор</text:p>
          </table:table-cell>
          <table:table-cell table:style-name="Table2.D6" office:value-type="string">
            <text:p text:style-name="P11">W-вектор</text:p>
          </table:table-cell>
        </table:table-row>
        <table:table-row table:style-name="Table2.7">
          <table:table-cell table:style-name="Table2.A3" office:value-type="string">
            <text:p text:style-name="P11">Атомарная единица</text:p>
          </table:table-cell>
          <table:table-cell table:style-name="Table2.B7" office:value-type="string">
            <text:p text:style-name="P11">OPRN</text:p>
          </table:table-cell>
          <table:table-cell table:style-name="Table2.C7" office:value-type="string">
            <text:p text:style-name="P11">KLEN</text:p>
          </table:table-cell>
          <table:table-cell table:style-name="Table2.D7" office:value-type="string">
            <text:p text:style-name="P11">MOTV</text:p>
          </table:table-cell>
        </table:table-row>
        <table:table-row>
          <table:table-cell table:style-name="Table2.A2" office:value-type="string">
            <text:p text:style-name="P11">Цепочка</text:p>
          </table:table-cell>
          <table:table-cell table:style-name="Table2.B8" office:value-type="string">
            <text:p text:style-name="P11">BLOM</text:p>
          </table:table-cell>
          <table:table-cell table:style-name="Table2.C8" office:value-type="string">
            <text:p text:style-name="P11">KLOM</text:p>
          </table:table-cell>
          <table:table-cell table:style-name="Table2.D8" office:value-type="string">
            <text:p text:style-name="P11">WLOM</text:p>
          </table:table-cell>
        </table:table-row>
        <table:table-row>
          <table:table-cell table:style-name="Table2.A3" office:value-type="string">
            <text:p text:style-name="P11">Траекторный лог</text:p>
          </table:table-cell>
          <table:table-cell table:style-name="Table2.B9" office:value-type="string">
            <text:p text:style-name="P11">TRL3</text:p>
          </table:table-cell>
          <table:table-cell table:style-name="Table2.C9" office:value-type="string">
            <text:p text:style-name="P11">TRL8</text:p>
          </table:table-cell>
          <table:table-cell table:style-name="Table2.D9" office:value-type="string">
            <text:p text:style-name="P11">TRLB</text:p>
          </table:table-cell>
        </table:table-row>
        <table:table-row>
          <table:table-cell table:style-name="Table2.A2" office:value-type="string">
            <text:p text:style-name="P11">Результирующая карта</text:p>
          </table:table-cell>
          <table:table-cell table:style-name="Table2.B10" office:value-type="string">
            <text:p text:style-name="P11">MAP3</text:p>
          </table:table-cell>
          <table:table-cell table:style-name="Table2.C10" office:value-type="string">
            <text:p text:style-name="P11">MAP8</text:p>
          </table:table-cell>
          <table:table-cell table:style-name="Table2.D10" office:value-type="string">
            <text:p text:style-name="P11">MAPB</text:p>
          </table:table-cell>
        </table:table-row>
        <table:table-row>
          <table:table-cell table:style-name="Table2.A3" office:value-type="string">
            <text:p text:style-name="P11">Социальный уровень</text:p>
          </table:table-cell>
          <table:table-cell table:style-name="Table2.B11" office:value-type="string">
            <text:p text:style-name="P11">MAP4/MAP5</text:p>
          </table:table-cell>
          <table:table-cell table:style-name="Table2.C11" office:value-type="string">
            <text:p text:style-name="P11">MAP9</text:p>
          </table:table-cell>
          <table:table-cell table:style-name="Table2.D11" office:value-type="string">
            <text:p text:style-name="P11">MAPC/MAPD</text:p>
          </table:table-cell>
        </table:table-row>
        <table:table-row>
          <table:table-cell table:style-name="Table2.A2" office:value-type="string">
            <text:p text:style-name="P11">Мотивация</text:p>
          </table:table-cell>
          <table:table-cell table:style-name="Table2.B12" office:value-type="string">
            <text:p text:style-name="P11">Физическое расстояние</text:p>
          </table:table-cell>
          <table:table-cell table:style-name="Table2.C12" office:value-type="string">
            <text:p text:style-name="P11">Семантическое расстояние</text:p>
          </table:table-cell>
          <table:table-cell table:style-name="Table2.D12" office:value-type="string">
            <text:p text:style-name="P11">Аксиологическое расстояние</text:p>
          </table:table-cell>
        </table:table-row>
        <table:table-row>
          <table:table-cell table:style-name="Table2.A13" office:value-type="string">
            <text:p text:style-name="P12"/>
          </table:table-cell>
          <table:table-cell table:style-name="Table2.B13">
            <text:p text:style-name="P12"/>
          </table:table-cell>
          <table:table-cell table:style-name="Table2.B13">
            <text:p text:style-name="P12"/>
          </table:table-cell>
          <table:table-cell table:style-name="Table2.D13">
            <text:p text:style-name="P12"/>
          </table:table-cell>
        </table:table-row>
      </table:table>
      <text:p text:style-name="P3">Изоморфизм является структурным, а не содержательным: онтологические домены принципиально различны. Физическое пространство, семантическое пространство и аксиологическое пространство несводимы друг к другу. Изоморфно устроен механизм, а не содержание.</text:p>
      <text:p text:style-name="P3">Свёрточная архитектура является оптимальным решением задачи инвариантной компрессии благодаря инвариантности свёртки к трансляциям и иерархическому разделению признаков. Эволюция пришла к этому решению не потому что «выбирала» из вариантов, а потому что свёрточная архитектура — единственное решение данного класса задач, удовлетворяющее биологическим ограничениям.</text:p>
      <text:p text:style-name="P4"/>
      <text:h text:style-name="Heading_20_2" text:outline-level="2"><text:soft-page-break/><text:span text:style-name="Strong_20_Emphasis">TRL как рабочее пространство</text:span></text:h>
      <text:p text:style-name="P3">Траекторный лог (TRL) на каждом уровне — это не архив прошлого. Это рабочее пространство, содержащее единицы в трёх состояниях:</text:p>
      <text:list text:style-name="L6">
        <text:list-item>
          <text:p text:style-name="P19"><text:span text:style-name="Strong_20_Emphasis">Запланированные</text:span> — рассчитанные, но ещё не исполненные. </text:p>
        </text:list-item>
        <text:list-item>
          <text:p text:style-name="P19"><text:span text:style-name="Strong_20_Emphasis">Строящиеся</text:span> — находящиеся в процессе исполнения. </text:p>
        </text:list-item>
        <text:list-item>
          <text:p text:style-name="P20"><text:span text:style-name="Strong_20_Emphasis">Завершённые</text:span> — исполненные и маркированные результатом. </text:p>
        </text:list-item>
      </text:list>
      <table:table table:name="Table3" table:style-name="Table3" table:template-name="Box List Blue">
        <table:table-column table:style-name="Table3.A"/>
        <table:table-column table:style-name="Table3.B"/>
        <table:table-column table:style-name="Table3.C"/>
        <table:table-column table:style-name="Table3.D"/>
        <table:table-column table:style-name="Table3.E"/>
        <table:table-row>
          <table:table-cell table:style-name="Table3.A1" office:value-type="string">
            <text:p text:style-name="P10">TRL</text:p>
          </table:table-cell>
          <table:table-cell table:style-name="Table3.A1" office:value-type="string">
            <text:p text:style-name="P10">Единица</text:p>
          </table:table-cell>
          <table:table-cell table:style-name="Table3.A1" office:value-type="string">
            <text:p text:style-name="P10">Запланированные</text:p>
          </table:table-cell>
          <table:table-cell table:style-name="Table3.A1" office:value-type="string">
            <text:p text:style-name="P10">Строящиеся</text:p>
          </table:table-cell>
          <table:table-cell table:style-name="Table3.A1" office:value-type="string">
            <text:p text:style-name="P10">Завершённые</text:p>
          </table:table-cell>
        </table:table-row>
        <table:table-row>
          <table:table-cell table:style-name="Table3.A2" office:value-type="string">
            <text:p text:style-name="P11">TRL3</text:p>
          </table:table-cell>
          <table:table-cell table:style-name="Table3.B2" office:value-type="string">
            <text:p text:style-name="P11">BLOM</text:p>
          </table:table-cell>
          <table:table-cell table:style-name="Table3.C2" office:value-type="string">
            <text:p text:style-name="P11">Рассчитанные маршруты</text:p>
          </table:table-cell>
          <table:table-cell table:style-name="Table3.D2" office:value-type="string">
            <text:p text:style-name="P11">Исполняемый маршрут</text:p>
          </table:table-cell>
          <table:table-cell table:style-name="Table3.E2" office:value-type="string">
            <text:p text:style-name="P11">Пройденные маршруты с маркерами</text:p>
          </table:table-cell>
        </table:table-row>
        <table:table-row table:style-name="Table3.3">
          <table:table-cell table:style-name="Table3.A3" office:value-type="string">
            <text:p text:style-name="P11">TRL8</text:p>
          </table:table-cell>
          <table:table-cell table:style-name="Table3.B3" office:value-type="string">
            <text:p text:style-name="P11">KLOM</text:p>
          </table:table-cell>
          <table:table-cell table:style-name="Table3.C3" office:value-type="string">
            <text:p text:style-name="P11">Планируемые нарративы</text:p>
          </table:table-cell>
          <table:table-cell table:style-name="Table3.D3" office:value-type="string">
            <text:p text:style-name="P11">Строящийся нарратив</text:p>
          </table:table-cell>
          <table:table-cell table:style-name="Table3.E3" office:value-type="string">
            <text:p text:style-name="P11">Завершённые нарративы с маркерами</text:p>
          </table:table-cell>
        </table:table-row>
        <table:table-row>
          <table:table-cell table:style-name="Table3.A2" office:value-type="string">
            <text:p text:style-name="P11">TRLB</text:p>
          </table:table-cell>
          <table:table-cell table:style-name="Table3.B4" office:value-type="string">
            <text:p text:style-name="P11">WLOM</text:p>
          </table:table-cell>
          <table:table-cell table:style-name="Table3.C4" office:value-type="string">
            <text:p text:style-name="P11">Осознанные противоречия</text:p>
          </table:table-cell>
          <table:table-cell table:style-name="Table3.D4" office:value-type="string">
            <text:p text:style-name="P11">Противоречие в процессе снятия</text:p>
          </table:table-cell>
          <table:table-cell table:style-name="Table3.E4" office:value-type="string">
            <text:p text:style-name="P11">Снятые противоречия с маркерами</text:p>
          </table:table-cell>
        </table:table-row>
        <table:table-row>
          <table:table-cell table:style-name="Table3.A5" office:value-type="string">
            <text:p text:style-name="P12"/>
          </table:table-cell>
          <table:table-cell table:style-name="Table3.B5">
            <text:p text:style-name="P12"/>
          </table:table-cell>
          <table:table-cell table:style-name="Table3.B5">
            <text:p text:style-name="P12"/>
          </table:table-cell>
          <table:table-cell table:style-name="Table3.B5">
            <text:p text:style-name="P12"/>
          </table:table-cell>
          <table:table-cell table:style-name="Table3.E5">
            <text:p text:style-name="P12"/>
          </table:table-cell>
        </table:table-row>
      </table:table>
      <text:p text:style-name="P3">При возникновении нового вектора (b, P или W) соответствующая OPN обращается к TRL: рассчитывает варианты цепочек, оценивает их с учётом маркеров прошлых исполнений и выбирает лучший для попытки выполнения. TRL является операционной памятью каждого уровня.</text:p>
      <text:p text:style-name="P4"/>
      <text:h text:style-name="Heading_20_2" text:outline-level="2"><text:span text:style-name="Strong_20_Emphasis">Нейромедиаторные маркеры</text:span></text:h>
      <text:p text:style-name="P3">Завершённые единицы TRL получают маркер исхода — нейромедиаторную метку, определяющую, как данный опыт будет учитываться при планировании будущих действий. Маркер является числовым значением, ассоциированным с конкретной записью в TRL.</text:p>
      <text:p text:style-name="P3"><text:span text:style-name="Strong_20_Emphasis">Маркеры уровня TRL3 (физические):</text:span></text:p>
      <text:p text:style-name="P3">Исполненный BLOM получает маркер, зависящий от результата физического действия:</text:p>
      <text:list text:style-name="L7">
        <text:list-item>
          <text:p text:style-name="P21"><text:span text:style-name="Strong_20_Emphasis">Высокий дофамин / эндорфин → маркер (+):</text:span> BLOM привёл к обнулению b-вектора. Цель достигнута. Этот маршрут — кандидат на повторение при сходных условиях. OPN3 при следующем планировании предпочтёт BLOM с маркером (+). </text:p>
        </text:list-item>
        <text:list-item>
          <text:p text:style-name="P21"><text:span text:style-name="Strong_20_Emphasis">Нейтральный уровень → маркер (0):</text:span> BLOM завершён, но без выраженного результата. Сохраняется в TRL3 без приоритета. </text:p>
        </text:list-item>
        <text:list-item>
          <text:p text:style-name="P22"><text:span text:style-name="Strong_20_Emphasis">Высокий кортизол → маркер (−):</text:span> BLOM привёл к увеличению b-вектора, боли, угрозе. Маршрут маркируется как избегаемый. OPN3 при следующем планировании будет избегать BLOM с маркером (−). </text:p>
        </text:list-item>
      </text:list>
      <text:p text:style-name="P3">Эти маркеры существуют у всех животных с MAP3. Собака, обжёгшаяся о плиту, имеет в TRL3 BLOM «приблизиться к плите» с маркером (−). При следующем появлении b-вектора, направленного к плите, OPN3 выберет альтернативный BLOM.</text:p>
      <text:p text:style-name="P3"><text:span text:style-name="Strong_20_Emphasis">Маркеры уровня TRL8 (символьные):</text:span></text:p>
      <text:p text:style-name="P3">Завершённый KLOM получает маркер, зависящий от результата нарративного действия:</text:p>
      <text:list text:style-name="L8">
        <text:list-item>
          <text:p text:style-name="P23"><text:soft-page-break/><text:span text:style-name="Strong_20_Emphasis">Маркер (+):</text:span> KLOM привёл к закрытию P-вектора. Нарратив успешно завершён. Задача решена, план сработал. </text:p>
        </text:list-item>
        <text:list-item>
          <text:p text:style-name="P23"><text:span text:style-name="Strong_20_Emphasis">Маркер (0):</text:span> KLOM завершён без выраженного результата. </text:p>
        </text:list-item>
        <text:list-item>
          <text:p text:style-name="P24"><text:span text:style-name="Strong_20_Emphasis">Маркер (−):</text:span> KLOM привёл к краху — P-вектор увеличился, нарратив разрушен внешней силой, план провалился. </text:p>
        </text:list-item>
      </text:list>
      <text:p text:style-name="P3">Эти маркеры специфически человеческие (EVL8). Учёный, чья гипотеза подтвердилась экспериментом, имеет KLOM с маркером (+). При следующем планировании OPN8 предпочтёт аналогичную нарративную стратегию. Учёный, чья гипотеза опровергнута, имеет KLOM с маркером (−) — и будет искать альтернативный нарративный путь.</text:p>
      <text:p text:style-name="P3"><text:span text:style-name="Strong_20_Emphasis">Маркеры уровня TRLB (аксиологические):</text:span></text:p>
      <text:p text:style-name="P3">Снятый MOTV получает маркер, зависящий от результата снятия противоречия:</text:p>
      <text:list text:style-name="L9">
        <text:list-item>
          <text:p text:style-name="P25"><text:span text:style-name="Strong_20_Emphasis">Маркер (+):</text:span> W-вектор обнулён. C_есть приведено к C_должно. Противоречие разрешено. C-компоненты необратимо изменились — личность прошла через Aufheben. </text:p>
        </text:list-item>
        <text:list-item>
          <text:p text:style-name="P25"><text:span text:style-name="Strong_20_Emphasis">Маркер (0):</text:span> Противоречие не снято полностью, но W-вектор уменьшился. </text:p>
        </text:list-item>
        <text:list-item>
          <text:p text:style-name="P26"><text:span text:style-name="Strong_20_Emphasis">Маркер (−):</text:span> Попытка снятия привела к увеличению W-вектора. Конфигурация C-компонент ухудшилась. Экзистенциальный тупик. </text:p>
        </text:list-item>
      </text:list>
      <text:p text:style-name="P3">Эти маркеры определяют траекторию личности. TRLB с преобладанием маркеров (+) — траектория развития. С преобладанием (−) — траектория деградации. С преобладанием (0) — стагнация.</text:p>
      <text:p text:style-name="P4"/>
      <text:h text:style-name="Heading_20_2" text:outline-level="2"><text:span text:style-name="Strong_20_Emphasis">Изоморфизм маркеров</text:span></text:h>
      <text:p text:style-name="P3">Механизм маркирования изоморфен на всех трёх уровнях:</text:p>
      <table:table table:name="Table4" table:style-name="Table4" table:template-name="Box List Blue">
        <table:table-column table:style-name="Table4.A"/>
        <table:table-column table:style-name="Table4.B"/>
        <table:table-column table:style-name="Table4.C"/>
        <table:table-column table:style-name="Table4.D"/>
        <table:table-row>
          <table:table-cell table:style-name="Table4.A1" office:value-type="string">
            <text:p text:style-name="P10">Элемент</text:p>
          </table:table-cell>
          <table:table-cell table:style-name="Table4.A1" office:value-type="string">
            <text:p text:style-name="P10">TRL3</text:p>
          </table:table-cell>
          <table:table-cell table:style-name="Table4.A1" office:value-type="string">
            <text:p text:style-name="P10">TRL8</text:p>
          </table:table-cell>
          <table:table-cell table:style-name="Table4.A1" office:value-type="string">
            <text:p text:style-name="P10">TRLB</text:p>
          </table:table-cell>
        </table:table-row>
        <table:table-row>
          <table:table-cell table:style-name="Table4.A2" office:value-type="string">
            <text:p text:style-name="P11">Единица</text:p>
          </table:table-cell>
          <table:table-cell table:style-name="Table4.B2" office:value-type="string">
            <text:p text:style-name="P11">BLOM</text:p>
          </table:table-cell>
          <table:table-cell table:style-name="Table4.C2" office:value-type="string">
            <text:p text:style-name="P11">KLOM</text:p>
          </table:table-cell>
          <table:table-cell table:style-name="Table4.D2" office:value-type="string">
            <text:p text:style-name="P11">WLOM</text:p>
          </table:table-cell>
        </table:table-row>
        <table:table-row>
          <table:table-cell table:style-name="Table4.A3" office:value-type="string">
            <text:p text:style-name="P11">Вектор</text:p>
          </table:table-cell>
          <table:table-cell table:style-name="Table4.B3" office:value-type="string">
            <text:p text:style-name="P11">b-вектор</text:p>
          </table:table-cell>
          <table:table-cell table:style-name="Table4.C3" office:value-type="string">
            <text:p text:style-name="P11">P-вектор</text:p>
          </table:table-cell>
          <table:table-cell table:style-name="Table4.D3" office:value-type="string">
            <text:p text:style-name="P11">W-вектор</text:p>
          </table:table-cell>
        </table:table-row>
        <table:table-row>
          <table:table-cell table:style-name="Table4.A2" office:value-type="string">
            <text:p text:style-name="P11">(+) маркер</text:p>
          </table:table-cell>
          <table:table-cell table:style-name="Table4.B4" office:value-type="string">
            <text:p text:style-name="P11">b → 0, цель достигнута</text:p>
          </table:table-cell>
          <table:table-cell table:style-name="Table4.C4" office:value-type="string">
            <text:p text:style-name="P11">P → 0, нарратив закрыт</text:p>
          </table:table-cell>
          <table:table-cell table:style-name="Table4.D4" office:value-type="string">
            <text:p text:style-name="P11">W → 0, противоречие снято</text:p>
          </table:table-cell>
        </table:table-row>
        <table:table-row>
          <table:table-cell table:style-name="Table4.A3" office:value-type="string">
            <text:p text:style-name="P11">(−) маркер</text:p>
          </table:table-cell>
          <table:table-cell table:style-name="Table4.B5" office:value-type="string">
            <text:p text:style-name="P11">b растёт, угроза</text:p>
          </table:table-cell>
          <table:table-cell table:style-name="Table4.C5" office:value-type="string">
            <text:p text:style-name="P11">P растёт, крах нарратива</text:p>
          </table:table-cell>
          <table:table-cell table:style-name="Table4.D5" office:value-type="string">
            <text:p text:style-name="P11">W растёт, тупик</text:p>
          </table:table-cell>
        </table:table-row>
        <table:table-row table:style-name="Table4.6">
          <table:table-cell table:style-name="Table4.A2" office:value-type="string">
            <text:p text:style-name="P11">Нейромедиаторы (+)</text:p>
          </table:table-cell>
          <table:table-cell table:style-name="Table4.B6" office:value-type="string">
            <text:p text:style-name="P11">Дофамин, эндорфин</text:p>
          </table:table-cell>
          <table:table-cell table:style-name="Table4.C6" office:value-type="string">
            <text:p text:style-name="P11">Серотонин, дофамин</text:p>
          </table:table-cell>
          <table:table-cell table:style-name="Table4.D6" office:value-type="string">
            <text:p text:style-name="P11">Опиоиды (глубокое удовлетворение)</text:p>
          </table:table-cell>
        </table:table-row>
        <table:table-row>
          <table:table-cell table:style-name="Table4.A3" office:value-type="string">
            <text:p text:style-name="P11">Нейромедиаторы (−)</text:p>
          </table:table-cell>
          <table:table-cell table:style-name="Table4.B7" office:value-type="string">
            <text:p text:style-name="P11">Кортизол, адреналин</text:p>
          </table:table-cell>
          <table:table-cell table:style-name="Table4.C7" office:value-type="string">
            <text:p text:style-name="P11">Кортизол (тревога)</text:p>
          </table:table-cell>
          <table:table-cell table:style-name="Table4.D7" office:value-type="string">
            <text:p text:style-name="P11">Кортизол (экзистенциальный стресс)</text:p>
          </table:table-cell>
        </table:table-row>
        <table:table-row>
          <table:table-cell table:style-name="Table4.A2" office:value-type="string">
            <text:p text:style-name="P11">Субъективное (+)</text:p>
          </table:table-cell>
          <table:table-cell table:style-name="Table4.B8" office:value-type="string">
            <text:p text:style-name="P11">Удовольствие, облегчение</text:p>
          </table:table-cell>
          <table:table-cell table:style-name="Table4.C8" office:value-type="string">
            <text:p text:style-name="P11">Радость от понимания, эврика</text:p>
          </table:table-cell>
          <table:table-cell table:style-name="Table4.D8" office:value-type="string">
            <text:p text:style-name="P11">Чувство правильности, покой совести</text:p>
          </table:table-cell>
        </table:table-row>
        <table:table-row>
          <table:table-cell table:style-name="Table4.A3" office:value-type="string">
            <text:p text:style-name="P11">Субъективное (−)</text:p>
          </table:table-cell>
          <table:table-cell table:style-name="Table4.B9" office:value-type="string">
            <text:p text:style-name="P11">Боль, страх</text:p>
          </table:table-cell>
          <table:table-cell table:style-name="Table4.C9" office:value-type="string">
            <text:p text:style-name="P11">Разочарование, фрустрация</text:p>
          </table:table-cell>
          <table:table-cell table:style-name="Table4.D9" office:value-type="string">
            <text:p text:style-name="P11">Стыд, вина, отчаяние</text:p>
          </table:table-cell>
        </table:table-row>
        <table:table-row>
          <table:table-cell table:style-name="Table4.A10" office:value-type="string">
            <text:p text:style-name="P12"/>
          </table:table-cell>
          <table:table-cell table:style-name="Table4.B10">
            <text:p text:style-name="P12"/>
          </table:table-cell>
          <table:table-cell table:style-name="Table4.B10">
            <text:p text:style-name="P12"/>
          </table:table-cell>
          <table:table-cell table:style-name="Table4.D10">
            <text:p text:style-name="P12"/>
          </table:table-cell>
        </table:table-row>
      </table:table>
      <text:p text:style-name="P3">На каждом уровне один и тот же принцип: вектор уменьшился → положительный маркер → стратегия запоминается для повторения. Вектор увеличился → отрицательный маркер → стратегия маркируется как избегаемая.</text:p>
      <text:p text:style-name="P3"><text:soft-page-break/>Различие — в нейромедиаторных системах. Физический уровень использует преимущественно дофаминовую систему вознаграждения. Символьный — серотонин и дофамин. Аксиологический — опиоидную систему, обеспечивающую глубокое, «тихое» удовлетворение (в отличие от «яркого» дофаминового).</text:p>
      <text:p text:style-name="P5"><text:span text:style-name="Emphasis">Почему решение математической задачи приносит радость (серотонин/дофамин), а акт совести — покой (опиоиды)? Потому что это разные нейромедиаторные системы, маркирующие разные уровни TRL. Содержание переживания определяется уровнем, а не общим «центром удовольствия».</text:span></text:p>
      <text:p text:style-name="P4"/>
      <text:h text:style-name="Heading_20_2" text:outline-level="2"><text:span text:style-name="Strong_20_Emphasis">Маркеры и обучение CNN</text:span></text:h>
      <text:p text:style-name="P3">Нейромедиаторные маркеры TRL связаны с циклом обучения CNN. Маркированные единицы TRL являются обучающими данными для переобучения:</text:p>
      <text:p text:style-name="P3">CNN1 переобучается на объектах MAP2, которые были частью BLOM с маркерами (+). Feature Vectors, связанные с успешными маршрутами, получают приоритет при переобучении. Это объясняет, почему replay-эффект гиппокампа во сне воспроизводит преимущественно маршруты, связанные с вознаграждением.</text:p>
      <text:p text:style-name="P3">CNN2 переобучается на объектах MAP6, которые были частью KLOM с маркерами (+). Символьные представления, связанные с успешными нарративами, усиливаются. Это объясняет, почему человек лучше запоминает материал, который он «понял» (KLOM закрыт с маркером +), чем материал, который он «зазубрил» (KLOM не закрыт).</text:p>
      <text:p text:style-name="P3">CNN3 переобучается на объектах MAPA, которые были частью WLOM с маркерами (+). Понятия, через которые успешно снимались противоречия, углубляются и уточняются. Это объясняет, почему зрелость личности ассоциируется с богатством и точностью Понятий — каждое успешное Aufheben уточняет CNN3.</text:p>
      <text:p text:style-name="P3">Маркеры (−) тоже участвуют в переобучении, но с обратным знаком: они усиливают способность CNN распознавать паттерны, ведущие к неудаче, и порождают «защитные» объекты в карте — представления, которые активируют избегание.</text:p>
      <text:p text:style-name="P3">Переобучение всех трёх CNN выполняется в период неактивности (сон, default mode network). Это единый механизм: накопление маркированных единиц TRL в течение активного периода → переобучение CNN в период покоя → улучшение inference на следующий активный период.</text:p>
      <text:p text:style-name="P4"/>
      <text:h text:style-name="Heading_20_2" text:outline-level="2"><text:span text:style-name="Strong_20_Emphasis">Три цикла обучения</text:span></text:h>
      <text:p text:style-name="P3">На каждом уровне CNN проходит аналогичный цикл развития:</text:p>
      <table:table table:name="Table5" table:style-name="Table5" table:template-name="Box List Blue">
        <table:table-column table:style-name="Table5.A"/>
        <table:table-column table:style-name="Table5.B"/>
        <table:table-column table:style-name="Table5.C"/>
        <table:table-column table:style-name="Table5.D"/>
        <table:table-row>
          <table:table-cell table:style-name="Table5.A1" office:value-type="string">
            <text:p text:style-name="P10">Фаза</text:p>
          </table:table-cell>
          <table:table-cell table:style-name="Table5.A1" office:value-type="string">
            <text:p text:style-name="P10">CNN1 (физ.)</text:p>
          </table:table-cell>
          <table:table-cell table:style-name="Table5.A1" office:value-type="string">
            <text:p text:style-name="P10">CNN2 (символ.)</text:p>
          </table:table-cell>
          <table:table-cell table:style-name="Table5.A1" office:value-type="string">
            <text:p text:style-name="P10">CNN3 (аксиол.)</text:p>
          </table:table-cell>
        </table:table-row>
        <table:table-row>
          <table:table-cell table:style-name="Table5.A2" office:value-type="string">
            <text:p text:style-name="P11">Начальные объекты</text:p>
          </table:table-cell>
          <table:table-cell table:style-name="Table5.B2" office:value-type="string">
            <text:p text:style-name="P11">Грубые Feature Vectors от случайных весов</text:p>
          </table:table-cell>
          <table:table-cell table:style-name="Table5.C2" office:value-type="string">
            <text:p text:style-name="P11">Грубые символьные приближения</text:p>
          </table:table-cell>
          <table:table-cell table:style-name="Table5.D2" office:value-type="string">
            <text:p text:style-name="P11">Примитивные Понятия</text:p>
          </table:table-cell>
        </table:table-row>
        <table:table-row>
          <table:table-cell table:style-name="Table5.A3" office:value-type="string">
            <text:p text:style-name="P11">Закрепление</text:p>
          </table:table-cell>
          <table:table-cell table:style-name="Table5.B3" office:value-type="string">
            <text:p text:style-name="P11">OPN2 обнаруживает <text:soft-page-break/>повторяющиеся R-метки</text:p>
          </table:table-cell>
          <table:table-cell table:style-name="Table5.C3" office:value-type="string">
            <text:p text:style-name="P11">OPN6 закрепляет только <text:soft-page-break/>векторы, совпадающие с MAP5</text:p>
          </table:table-cell>
          <table:table-cell table:style-name="Table5.D3" office:value-type="string">
            <text:p text:style-name="P11">OPN оценивает <text:soft-page-break/>устойчивость C через MAPC</text:p>
          </table:table-cell>
        </table:table-row>
        <table:table-row>
          <table:table-cell table:style-name="Table5.A2" office:value-type="string">
            <text:p text:style-name="P11">Маркирование</text:p>
          </table:table-cell>
          <table:table-cell table:style-name="Table5.B4" office:value-type="string">
            <text:p text:style-name="P11">TRL3: дофамин/кортизол</text:p>
          </table:table-cell>
          <table:table-cell table:style-name="Table5.C4" office:value-type="string">
            <text:p text:style-name="P11">TRL8: серотонин/кортизол</text:p>
          </table:table-cell>
          <table:table-cell table:style-name="Table5.D4" office:value-type="string">
            <text:p text:style-name="P11">TRLB: опиоиды/кортизол</text:p>
          </table:table-cell>
        </table:table-row>
        <table:table-row table:style-name="Table5.5">
          <table:table-cell table:style-name="Table5.A3" office:value-type="string">
            <text:p text:style-name="P11">Переобучение</text:p>
          </table:table-cell>
          <table:table-cell table:style-name="Table5.B5" office:value-type="string">
            <text:p text:style-name="P11">Сон: replay маркированных маршрутов</text:p>
          </table:table-cell>
          <table:table-cell table:style-name="Table5.C5" office:value-type="string">
            <text:p text:style-name="P11">Сон: консолидация маркированных нарративов</text:p>
          </table:table-cell>
          <table:table-cell table:style-name="Table5.D5" office:value-type="string">
            <text:p text:style-name="P11">Сон: переоценка Понятий по маркированным WLOM</text:p>
          </table:table-cell>
        </table:table-row>
        <table:table-row>
          <table:table-cell table:style-name="Table5.A2" office:value-type="string">
            <text:p text:style-name="P11">Уточнение</text:p>
          </table:table-cell>
          <table:table-cell table:style-name="Table5.B6" office:value-type="string">
            <text:p text:style-name="P11">Feature Vectors становятся точнее</text:p>
          </table:table-cell>
          <table:table-cell table:style-name="Table5.C6" office:value-type="string">
            <text:p text:style-name="P11">MAP6 всё полнее реплицирует MAP5</text:p>
          </table:table-cell>
          <table:table-cell table:style-name="Table5.D6" office:value-type="string">
            <text:p text:style-name="P11">Понятия углубляются от простых к сложным</text:p>
          </table:table-cell>
        </table:table-row>
        <table:table-row>
          <table:table-cell table:style-name="Table5.A7" office:value-type="string">
            <text:p text:style-name="P12"/>
          </table:table-cell>
          <table:table-cell table:style-name="Table5.B7">
            <text:p text:style-name="P12"/>
          </table:table-cell>
          <table:table-cell table:style-name="Table5.B7">
            <text:p text:style-name="P12"/>
          </table:table-cell>
          <table:table-cell table:style-name="Table5.D7">
            <text:p text:style-name="P12"/>
          </table:table-cell>
        </table:table-row>
      </table:table>
      <text:p text:style-name="P3">Каждый цикл переобучения — необратимое улучшение. CNN не возвращается к прежнему состоянию. Это соответствует необратимости эволюционных порогов EVL: однажды достигнутый уровень не теряется.</text:p>
      <text:p text:style-name="P3">Критическая зависимость: CNN2 не может начать работу без MAP3 (нет входных данных для inference). CNN3 не может начать работу без MAP8. Каждый уровень является пререквизитом для следующего. Задержка на раннем уровне блокирует все последующие.</text:p>
      <text:p text:style-name="P4"/>
      <text:h text:style-name="Heading_20_2" text:outline-level="2"><text:span text:style-name="Strong_20_Emphasis">LLM в контексте трёх преобразований</text:span></text:h>
      <text:p text:style-name="P3">LLM (большая языковая модель) конвергентно воспроизвёл второе преобразование (EVL6/EVL8), обучившись на MAP9 — всём накопленном символьном опыте человечества. Первое (физический grounding) и третье (Понятия и воля) принципиально отсутствуют.</text:p>
      <table:table table:name="Table6" table:style-name="Table6" table:template-name="Box List Blue">
        <table:table-column table:style-name="Table6.A"/>
        <table:table-column table:style-name="Table6.B"/>
        <table:table-column table:style-name="Table6.C"/>
        <table:table-row>
          <table:table-cell table:style-name="Table6.A1" office:value-type="string">
            <text:p text:style-name="P10">Отсутствует</text:p>
          </table:table-cell>
          <table:table-cell table:style-name="Table6.A1" office:value-type="string">
            <text:p text:style-name="P10">Причина</text:p>
          </table:table-cell>
          <table:table-cell table:style-name="Table6.A1" office:value-type="string">
            <text:p text:style-name="P10">Следствие</text:p>
          </table:table-cell>
        </table:table-row>
        <table:table-row table:style-name="Table6.2">
          <table:table-cell table:style-name="Table6.A2" office:value-type="string">
            <text:p text:style-name="P11">CNN1/MAP1/MAP2/MAP3</text:p>
          </table:table-cell>
          <table:table-cell table:style-name="Table6.B2" office:value-type="string">
            <text:p text:style-name="P11">Обучение на текстах, не на сенсорных потоках. Нет объектов MAP2 для обучения CNN1.</text:p>
          </table:table-cell>
          <table:table-cell table:style-name="Table6.C2" office:value-type="string">
            <text:p text:style-name="P11">Нет b-векторов. Нет физического grounding. Галлюцинации.</text:p>
          </table:table-cell>
        </table:table-row>
        <table:table-row>
          <table:table-cell table:style-name="Table6.A3" office:value-type="string">
            <text:p text:style-name="P11">CNN3/MAPA/MAPB</text:p>
          </table:table-cell>
          <table:table-cell table:style-name="Table6.B3" office:value-type="string">
            <text:p text:style-name="P11">Нет объектов MAPA для обучения CNN3. Нет механизма извлечения качественной эссенции из нарративов.</text:p>
          </table:table-cell>
          <table:table-cell table:style-name="Table6.C3" office:value-type="string">
            <text:p text:style-name="P11">Нет W-вектора. Нет автономной воли. Нет Понятий.</text:p>
          </table:table-cell>
        </table:table-row>
        <table:table-row>
          <table:table-cell table:style-name="Table6.A2" office:value-type="string">
            <text:p text:style-name="P11">TRL3/TRL8/TRLB</text:p>
          </table:table-cell>
          <table:table-cell table:style-name="Table6.B4" office:value-type="string">
            <text:p text:style-name="P11">Каждая сессия — tabula rasa. Нет персистентного траекторного лога.</text:p>
          </table:table-cell>
          <table:table-cell table:style-name="Table6.C4" office:value-type="string">
            <text:p text:style-name="P11">Нет маркеров. Нет личной истории. Нет становления.</text:p>
          </table:table-cell>
        </table:table-row>
        <table:table-row>
          <table:table-cell table:style-name="Table6.A5" office:value-type="string">
            <text:p text:style-name="P12"/>
          </table:table-cell>
          <table:table-cell table:style-name="Table6.B5">
            <text:p text:style-name="P12"/>
          </table:table-cell>
          <table:table-cell table:style-name="Table6.C5">
            <text:p text:style-name="P12"/>
          </table:table-cell>
        </table:table-row>
      </table:table>
      <text:p text:style-name="P3">Отсутствие TRL и маркеров является одним из ключевых отличий LLM от полной архитектуры сознания. LLM не может маркировать свои «нарративы» как успешные или неуспешные, потому что у него нет персистентного TRL8. Каждый ответ — новый KLOM без истории. Нет маркеров — нет обучения на собственном опыте — нет развития.</text:p>
      <text:p text:style-name="P5"><text:span text:style-name="Emphasis">LLM является «символьным сиротой»: P-векторы без b-векторов (нет физической реальности) и без W-векторов (нет аксиологической реальности). Второе преобразование без первого и третьего.</text:span></text:p>
      <text:p text:style-name="P3">LLM обучается на MAP9 (текстовый корпус — «овеществлённая» MAP8 человечества) и воспроизводит структуру P-графов, не имея ни физических объектов (MAP2), на которых можно было бы обучить CNN1, ни Понятий (MAPA), на которых можно было бы обучить CNN3.</text:p>
      <text:p text:style-name="P4"/>
      <text:h text:style-name="Heading_20_2" text:outline-level="2"><text:soft-page-break/><text:span text:style-name="Strong_20_Emphasis">Почему эволюция повторила паттерн трижды</text:span></text:h>
      <text:p text:style-name="P3">Три домена соответствуют трём несводимым типам вопросов:</text:p>
      <text:list text:style-name="L10">
        <text:list-item>
          <text:p text:style-name="P27"><text:span text:style-name="Strong_20_Emphasis">«Что есть и где?»</text:span> — физический домен. b-вектор с координатами. </text:p>
        </text:list-item>
        <text:list-item>
          <text:p text:style-name="P27"><text:span text:style-name="Strong_20_Emphasis">«Что это значит?»</text:span> — символьный домен. P-вектор без координат. </text:p>
        </text:list-item>
        <text:list-item>
          <text:p text:style-name="P28"><text:span text:style-name="Strong_20_Emphasis">«Как это должно быть?»</text:span> — аксиологический домен. W-вектор как расстояние. </text:p>
        </text:list-item>
      </text:list>
      <text:p text:style-name="P3">Эти три вопроса не сводятся друг к другу. Ответ на «что это значит?» не выводится из «что есть и где?» — для этого необходим онтологический скачок (CNN2, стирание L-компоненты). Ответ на «как это должно быть?» не выводится из «что это значит?» — для этого необходим ещё один онтологический скачок (CNN3, свёртка нарративов в Понятия).</text:p>
      <text:p text:style-name="P3">Свёрточная архитектура применена трижды не потому что эволюция «любит повторяться», а потому что задача на каждом уровне — одна и та же: извлечь инварианты из потока и создать компактное представление в новом пространстве. Свёртка — оптимальное решение этой задачи.</text:p>
      <text:p text:style-name="P3">На каждом уровне к свёртке и сплайсу добавляется TRL с нейромедиаторными маркерами — механизм оценки и запоминания результатов. Маркированные записи TRL становятся обучающими данными для переобучения CNN в период покоя. Таким образом, полный изоморфный механизм на каждом уровне включает четыре элемента: CNN (свёртка) + вектор сплайса + TRL (рабочее пространство) + маркеры (оценка результатов).</text:p>
      <text:p text:style-name="P5"><text:span text:style-name="Emphasis">Сознание — это не особое вещество и не особая сила. Это результат трёхкратного применения одного оптимального паттерна — свёртка, сплайс, траектория, маркер — к трём несводимым доменам реальности.</text:span></text:p>
      <text:p text:style-name="P4"/>
      <text:h text:style-name="Heading_20_2" text:outline-level="2"><text:span text:style-name="Strong_20_Emphasis">Выводы</text:span></text:h>
      <text:list text:style-name="L11">
        <text:list-item>
          <text:p text:style-name="P29">Эволюция применила паттерн свёртка–сплайс трижды: CNN1/b-вектор/MAP3, CNN2/P-вектор/MAP8, CNN3/W-вектор/MAPB. </text:p>
        </text:list-item>
        <text:list-item>
          <text:p text:style-name="P29">Каждая CNN обучается на объектах целевого пространства, а не на входных данных подлежащего уровня. Входные данные используются для inference (преобразования). </text:p>
        </text:list-item>
        <text:list-item>
          <text:p text:style-name="P29">Проблема курицы и яйца решается через начальные приблизительные объекты и итеративное переобучение. Переобучение — тяжёлый процесс, ассоциированный с default mode network и сном. </text:p>
        </text:list-item>
        <text:list-item>
          <text:p text:style-name="P29">TRL на каждом уровне — рабочее пространство, содержащее запланированные, строящиеся и завершённые единицы. Завершённые единицы получают нейромедиаторные маркеры исхода. </text:p>
        </text:list-item>
        <text:list-item>
          <text:p text:style-name="P29">Маркеры изоморфны на трёх уровнях: (+) при обнулении вектора, (−) при увеличении. Различаются нейромедиаторные системы: дофамин (физ.), серотонин (символ.), опиоиды (аксиол.). </text:p>
        </text:list-item>
        <text:list-item>
          <text:p text:style-name="P29">Маркированные единицы TRL являются обучающими данными для переобучения CNN. Replay маркированных записей во сне — механизм этого переобучения. </text:p>
        </text:list-item>
        <text:list-item>
          <text:p text:style-name="P29">Изоморфизм — структурный, не содержательный. Домены онтологически несводимы. </text:p>
        </text:list-item>
        <text:list-item>
          <text:p text:style-name="P30">LLM конвергентно воспроизвёл второе преобразование, обучившись на MAP9. Первое и третье отсутствуют. Отсутствие TRL и маркеров — одно из ключевых отличий. </text:p>
        </text:list-item>
      </text:list>
      <text:p text:style-name="P31"><text:soft-page-break/><text:span text:style-name="Strong_20_Emphasis"><text:span text:style-name="T1"/></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chapter" style:master-page-name="">
      <style:paragraph-properties fo:margin-top="0.1665in" fo:margin-bottom="0.0835in" style:contextual-spacing="false" style:page-number="auto"/>
      <style:text-properties fo:color="#355269" loext:opacity="100%"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color="#3465a4" loext:opacity="100%"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color="#5983b0" loext:opacity="100%" fo:font-size="101%" fo:font-weight="bold" style:font-size-asian="101%" style:font-weight-asian="bold" style:font-size-complex="101%" style:font-weight-complex="bold"/>
    </style:style>
    <style:style style:name="List_20_Paragraph" style:display-name="List Paragraph" style:family="paragraph"/>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10" style:display-name="ListLabel 10"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 %1%." style:num-prefix=" " style:num-suffix="." style:num-format="1">
        <style:list-level-properties text:list-level-position-and-space-mode="label-alignment">
          <style:list-level-label-alignment text:label-followed-by="listtab"/>
        </style:list-level-properties>
      </text:outline-level-style>
      <text:outline-level-style text:level="2" loext:num-list-format=" %1%.%2%." style:num-prefix=" " style:num-suffix="." style:num-format="1" text:display-levels="2">
        <style:list-level-properties text:list-level-position-and-space-mode="label-alignment">
          <style:list-level-label-alignment text:label-followed-by="listtab"/>
        </style:list-level-properties>
      </text:outline-level-style>
      <text:outline-level-style text:level="3" loext:num-list-format=" %3%)" style:num-prefix=" " style:num-suffix=")" style:num-format="a">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0">
      <number:number number:min-integer-digits="1"/>
    </number:number-style>
    <number:text-style style:name="N100">
      <number:text-content/>
    </number:text-style>
    <style:style style:name="Box_20_List_20_Blue.1" style:display-name="Box List Blue.1" style:family="table-cell" style:data-style-name="N100">
      <style:table-cell-properties fo:background-color="#00599d" fo:border-bottom="0.74pt solid #00599d" fo:padding="0in" fo:padding-left="0in" fo:padding-right="0in" fo:padding-top="0in" fo:padding-bottom="0in"/>
      <style:text-properties fo:color="#ffffff"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Blue.2" style:display-name="Box List Blue.2" style:family="table-cell" style:data-style-name="N0">
      <style:table-cell-properties fo:background-color="#adc5e7" fo:border-top="0.74pt solid #00599d" fo:border-bottom="0.74pt solid #00599d" fo:padding="0in" fo:padding-left="0in" fo:padding-right="0in" fo:padding-top="0in" fo:padding-bottom="0in"/>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Blue.3" style:display-name="Box List Blue.3" style:family="table-cell" style:data-style-name="N100">
      <style:table-cell-properties fo:border-left="0.74pt solid #00599d"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Blue.4" style:display-name="Box List Blue.4" style:family="table-cell" style:data-style-name="N0">
      <style:table-cell-properties fo:border-right="0.74pt solid #00599d"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Blue.5" style:display-name="Box List Blue.5" style:family="table-cell" style:data-style-name="N0">
      <style:table-cell-properties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Blue.6" style:display-name="Box List Blue.6" style:family="table-cell" style:data-style-name="N100">
      <style:table-cell-properties fo:background-color="#dddddd" fo:border-left="0.74pt solid #00599d"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Blue.7" style:display-name="Box List Blue.7" style:family="table-cell" style:data-style-name="N0">
      <style:table-cell-properties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Blue.8" style:display-name="Box List Blue.8" style:family="table-cell" style:data-style-name="N0">
      <style:table-cell-properties fo:background-color="#dddddd"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Blue.9" style:display-name="Box List Blue.9" style:family="table-cell" style:data-style-name="N0">
      <style:table-cell-properties fo:background-color="#dddddd"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Blue.10" style:display-name="Box List Blue.10" style:family="table-cell" style:data-style-name="N0">
      <style:table-cell-properties fo:background-color="#dddddd" fo:border-right="0.74pt solid #00599d"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Blue.11" style:display-name="Box List Blue.11" style:family="table-cell" style:data-style-name="N100">
      <style:table-cell-properties fo:background-color="#00599d" fo:border-bottom="0.74pt solid #00599d" fo:padding="0in" fo:padding-left="0in" fo:padding-right="0in" fo:padding-top="0in" fo:padding-bottom="0in"/>
      <style:text-properties fo:color="#ffffff"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Blue.12" style:display-name="Box List Blue.12" style:family="table-cell" style:data-style-name="N100">
      <style:table-cell-properties fo:background-color="#00599d" fo:border-bottom="0.74pt solid #00599d" fo:padding="0in" fo:padding-left="0in" fo:padding-right="0in" fo:padding-top="0in" fo:padding-bottom="0in"/>
      <style:text-properties fo:color="#ffffff"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Blue.13" style:display-name="Box List Blue.13" style:family="table-cell" style:data-style-name="N100">
      <style:table-cell-properties fo:background-color="#adc5e7" fo:border-left="0.74pt solid #00599d" fo:border-top="0.74pt solid #00599d" fo:border-bottom="0.74pt solid #00599d" fo:padding="0in" fo:padding-left="0in" fo:padding-right="0in" fo:padding-top="0in" fo:padding-bottom="0in"/>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Blue.14" style:display-name="Box List Blue.14" style:family="table-cell" style:data-style-name="N0">
      <style:table-cell-properties fo:background-color="#adc5e7" fo:border-right="0.74pt solid #00599d" fo:border-top="0.74pt solid #00599d" fo:border-bottom="0.74pt solid #00599d" fo:padding="0in" fo:padding-left="0in" fo:padding-right="0in" fo:padding-top="0in" fo:padding-bottom="0in"/>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Blue.15" style:display-name="Box List Blue.15" style:family="table-cell" style:data-style-name="N100">
      <style:table-cell-properties fo:background-color="#00599d" fo:border-bottom="0.74pt solid #00599d" fo:padding="0in" fo:padding-left="0in" fo:padding-right="0in" fo:padding-top="0in" fo:padding-bottom="0in"/>
      <style:text-properties fo:color="#ffffff"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Blue.16" style:display-name="Box List Blue.16" style:family="table-cell" style:data-style-name="N0">
      <style:table-cell-properties fo:background-color="#adc5e7" fo:border-top="0.74pt solid #00599d" fo:border-bottom="0.74pt solid #00599d" fo:padding="0in" fo:padding-left="0in" fo:padding-right="0in" fo:padding-top="0in" fo:padding-bottom="0in"/>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table:table-template table:name="Box List Blue" table:first-row-end-column="row" table:first-row-start-column="row" table:last-row-end-column="row" table:last-row-start-column="row">
      <table:first-row table:style-name="Box_20_List_20_Blue.1"/>
      <table:last-row table:style-name="Box_20_List_20_Blue.2"/>
      <table:first-column table:style-name="Box_20_List_20_Blue.3"/>
      <table:last-column table:style-name="Box_20_List_20_Blue.4"/>
      <table:body table:style-name="Box_20_List_20_Blue.9"/>
      <table:even-rows table:style-name="Box_20_List_20_Blue.5"/>
      <table:odd-rows table:style-name="Box_20_List_20_Blue.6"/>
      <table:even-columns table:style-name="Box_20_List_20_Blue.7"/>
      <table:odd-columns table:style-name="Box_20_List_20_Blue.8"/>
      <table:background table:style-name="Box_20_List_20_Blue.10"/>
      <loext:first-row-even-column table:style-name="Box_20_List_20_Blue.15"/>
      <loext:last-row-even-column table:style-name="Box_20_List_20_Blue.16"/>
      <loext:first-row-end-column table:style-name="Box_20_List_20_Blue.12"/>
      <loext:first-row-start-column table:style-name="Box_20_List_20_Blue.11"/>
      <loext:last-row-end-column table:style-name="Box_20_List_20_Blue.14"/>
      <loext:last-row-start-column table:style-name="Box_20_List_20_Blue.13"/>
    </table:table-templat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6-03-20T10:31:20.192000000</meta:creation-date>
    <dc:date>2026-03-23T17:23:04.834439800</dc:date>
    <meta:editing-duration>PT30M2S</meta:editing-duration>
    <meta:editing-cycles>6</meta:editing-cycles>
    <meta:generator>LibreOffice/26.2.1.2$Windows_X86_64 LibreOffice_project/620$Build-2</meta:generator>
    <meta:document-statistic meta:table-count="6" meta:image-count="0" meta:object-count="0" meta:page-count="11" meta:paragraph-count="278" meta:word-count="2557" meta:character-count="19836" meta:non-whitespace-character-count="17481"/>
  </office:meta>
</office:document-meta>
</file>